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/>
    </style:style>
    <style:style style:name="ce6" style:family="table-cell" style:parent-style-name="Default" style:data-style-name="N0">
      <style:table-cell-properties fo:border="thin solid #000000" style:vertical-align="middle" fo:wrap-option="wrap"/>
    </style:style>
    <style:style style:name="ce7" style:family="table-cell" style:parent-style-name="Default" style:data-style-name="N19">
      <style:table-cell-properties fo:border="thin solid #000000" style:vertical-align="middle" fo:wrap-option="wrap"/>
    </style:style>
    <style:style style:name="ce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wrap-option="wrap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1" style:family="table-cell" style:parent-style-name="Default" style:data-style-name="N19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81cm" style:use-optimal-column-width="true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2.67229166666667cm" style:use-optimal-column-width="true"/>
    </style:style>
    <style:style style:name="co6" style:family="table-column">
      <style:table-column-properties fo:break-before="auto" style:column-width="1.905cm" style:use-optimal-column-width="true"/>
    </style:style>
    <style:style style:name="co7" style:family="table-column">
      <style:table-column-properties fo:break-before="auto" style:column-width="6.29708333333333cm"/>
    </style:style>
    <style:style style:name="co8" style:family="table-column">
      <style:table-column-properties fo:break-before="auto" style:column-width="6.79979166666667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3.54541666666667cm"/>
    </style:style>
    <style:style style:name="co11" style:family="table-column">
      <style:table-column-properties fo:break-before="auto" style:column-width="2.75166666666667cm"/>
    </style:style>
    <style:style style:name="co12" style:family="table-column">
      <style:table-column-properties fo:break-before="auto" style:column-width="2.8575cm"/>
    </style:style>
    <style:style style:name="co13" style:family="table-column">
      <style:table-column-properties fo:break-before="auto" style:column-width="3.4925cm"/>
    </style:style>
    <style:style style:name="co14" style:family="table-column">
      <style:table-column-properties fo:break-before="auto" style:column-width="3.254375cm"/>
    </style:style>
    <style:style style:name="co15" style:family="table-column">
      <style:table-column-properties fo:break-before="auto" style:column-width="3.14854166666667cm"/>
    </style:style>
    <style:style style:name="co16" style:family="table-column">
      <style:table-column-properties fo:break-before="auto" style:column-width="3.33375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5.92666666666667cm"/>
    </style:style>
    <style:style style:name="co19" style:family="table-column">
      <style:table-column-properties fo:break-before="auto" style:column-width="5.45041666666667cm"/>
    </style:style>
    <style:style style:name="co20" style:family="table-column">
      <style:table-column-properties fo:break-before="auto" style:column-width="3.43958333333333cm" style:use-optimal-column-width="true"/>
    </style:style>
    <style:style style:name="co21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32.25pt" style:use-optimal-row-height="false" fo:break-before="auto"/>
    </style:style>
    <style:style style:name="ro6" style:family="table-row">
      <style:table-row-properties style:row-height="45pt" style:use-optimal-row-height="false" fo:break-before="auto"/>
    </style:style>
    <style:style style:name="ro7" style:family="table-row">
      <style:table-row-properties style:row-height="34.5pt" style:use-optimal-row-height="false" fo:break-before="auto"/>
    </style:style>
    <style:style style:name="ro8" style:family="table-row">
      <style:table-row-properties style:row-height="41.25pt" style:use-optimal-row-height="false" fo:break-before="auto"/>
    </style:style>
    <style:style style:name="ro9" style:family="table-row">
      <style:table-row-properties style:row-height="27.75pt" style:use-optimal-row-height="false" fo:break-before="auto"/>
    </style:style>
    <style:style style:name="ro10" style:family="table-row">
      <style:table-row-properties style:row-height="38.25pt" style:use-optimal-row-height="false" fo:break-before="auto"/>
    </style:style>
    <style:style style:name="ro11" style:family="table-row">
      <style:table-row-properties style:row-height="39.75pt" style:use-optimal-row-height="false" fo:break-before="auto"/>
    </style:style>
    <style:style style:name="ro12" style:family="table-row">
      <style:table-row-properties style:row-height="36.75pt" style:use-optimal-row-height="false" fo:break-before="auto"/>
    </style:style>
    <style:style style:name="ro13" style:family="table-row">
      <style:table-row-properties style:row-height="28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companhemen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6360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Projeto</text:p>
          </table:table-cell>
          <table:table-cell office:value-type="string" table:style-name="ce3">
            <text:p>Tipo</text:p>
          </table:table-cell>
          <table:table-cell office:value-type="string" table:style-name="ce3">
            <text:p>Tarefa pai</text:p>
          </table:table-cell>
          <table:table-cell office:value-type="string" table:style-name="ce3">
            <text:p>Situação</text:p>
          </table:table-cell>
          <table:table-cell office:value-type="string" table:style-name="ce3">
            <text:p>Prioridade</text:p>
          </table:table-cell>
          <table:table-cell office:value-type="string" table:style-name="ce3">
            <text:p>Título</text:p>
          </table:table-cell>
          <table:table-cell office:value-type="string" table:style-name="ce3">
            <text:p>Autor</text:p>
          </table:table-cell>
          <table:table-cell office:value-type="string" table:style-name="ce3">
            <text:p>Atribuído para</text:p>
          </table:table-cell>
          <table:table-cell office:value-type="string" table:style-name="ce3">
            <text:p>Alterado em</text:p>
          </table:table-cell>
          <table:table-cell office:value-type="string" table:style-name="ce3">
            <text:p>Categoria</text:p>
          </table:table-cell>
          <table:table-cell office:value-type="string" table:style-name="ce3">
            <text:p>Versão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Data prevista</text:p>
          </table:table-cell>
          <table:table-cell office:value-type="string" table:style-name="ce3">
            <text:p>Tempo estimado</text:p>
          </table:table-cell>
          <table:table-cell office:value-type="string" table:style-name="ce3">
            <text:p>Tempo gasto</text:p>
          </table:table-cell>
          <table:table-cell office:value-type="string" table:style-name="ce3">
            <text:p>% Terminado</text:p>
          </table:table-cell>
          <table:table-cell office:value-type="string" table:style-name="ce3">
            <text:p>Criado em</text:p>
          </table:table-cell>
          <table:table-cell office:value-type="string" table:style-name="ce3">
            <text:p>Tamanho</text:p>
          </table:table-cell>
          <table:table-cell office:value-type="string" table:style-name="ce3">
            <text:p>URL Docs</text:p>
          </table:table-cell>
          <table:table-cell office:value-type="string" table:style-name="ce3">
            <text:p>Apoio 01</text:p>
          </table:table-cell>
          <table:table-cell office:value-type="string" table:style-name="ce3">
            <text:p>Apoio 02</text:p>
          </table:table-cell>
          <table:table-cell office:value-type="string" table:style-name="ce3">
            <text:p>Apoio 03</text:p>
          </table:table-cell>
          <table:table-cell office:value-type="string" table:style-name="ce3">
            <text:p>Revisão SVN</text:p>
          </table:table-cell>
          <table:table-cell office:value-type="string" table:style-name="ce3">
            <text:p>URL Requisitos</text:p>
          </table:table-cell>
          <table:table-cell office:value-type="string" table:style-name="ce4">
            <text:p>Privado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8" table:style-name="ce5">
            <text:p>29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Verificar e Validar os Casos de Uso de acordo com a EOR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24/11/2013 17:25 h</text:p>
          </table:table-cell>
          <table:table-cell table:number-columns-repeated="2" table:style-name="ce6"/>
          <table:table-cell office:value-type="date" office:date-value="2013-11-24T00:00:00" table:style-name="ce7">
            <text:p>24/11/2013</text:p>
          </table:table-cell>
          <table:table-cell office:value-type="date" office:date-value="2013-11-28T00:00:00" table:style-name="ce7">
            <text:p>28/11/201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4/11/2013 17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7" table:style-name="ce5">
            <text:p>29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Confeccionar o Termo de Aceitação de Requisitos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4/11/2013 17:19 h</text:p>
          </table:table-cell>
          <table:table-cell table:number-columns-repeated="2" table:style-name="ce6"/>
          <table:table-cell office:value-type="date" office:date-value="2013-11-24T00:00:00" table:style-name="ce7">
            <text:p>24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1" table:style-name="ce6">
            <text:p>1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4/11/2013 17:10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96" table:style-name="ce5">
            <text:p>29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8</text:p>
          </table:table-cell>
          <table:table-cell office:value-type="string" table:style-name="ce6">
            <text:p>Danillo Pinheiro Neto</text:p>
          </table:table-cell>
          <table:table-cell table:style-name="ce6"/>
          <table:table-cell office:value-type="string" table:style-name="ce6">
            <text:p>24/11/2013 11:01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4/11/2013 10:5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95" table:style-name="ce5">
            <text:p>29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9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2/11/2013 09:31 h</text:p>
          </table:table-cell>
          <table:table-cell table:number-columns-repeated="2" table:style-name="ce6"/>
          <table:table-cell office:value-type="date" office:date-value="2013-11-28T00:00:00" table:style-name="ce7">
            <text:p>28/11/2013</text:p>
          </table:table-cell>
          <table:table-cell office:value-type="date" office:date-value="2013-11-28T00:00:00" table:style-name="ce7">
            <text:p>28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2/11/2013 09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4" table:style-name="ce5">
            <text:p>29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9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2/11/2013 09:34 h</text:p>
          </table:table-cell>
          <table:table-cell table:number-columns-repeated="2" table:style-name="ce6"/>
          <table:table-cell office:value-type="date" office:date-value="2013-11-22T00:00:00" table:style-name="ce7">
            <text:p>22/11/2013</text:p>
          </table:table-cell>
          <table:table-cell office:value-type="date" office:date-value="2013-11-22T00:00:00" table:style-name="ce7">
            <text:p>22/11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2/11/2013 09:30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93" table:style-name="ce5">
            <text:p>29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Sprint 9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4/11/2013 20:54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8T00:00:00" table:style-name="ce7">
            <text:p>28/11/2013</text:p>
          </table:table-cell>
          <table:table-cell office:value-type="float" office:value="17" table:style-name="ce6">
            <text:p>17</text:p>
          </table:table-cell>
          <table:table-cell office:value-type="float" office:value="0" table:style-name="ce6">
            <text:p>0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22/11/2013 09:2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92" table:style-name="ce5">
            <text:p>29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Verificação/Validação #270: Verificar o Plano de Qualidade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no Plano de Qualidade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22/11/2013 16:39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1/11/2013 22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91" table:style-name="ce5">
            <text:p>29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Relatório de Estado da Configuraçã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27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1/2013 21:26 h</text:p>
          </table:table-cell>
          <table:table-cell table:number-columns-repeated="2" table:style-name="ce6"/>
          <table:table-cell office:value-type="string" table:style-name="ce6">
            <text:p>Marcos Paulo Vieira De Mel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90" table:style-name="ce5">
            <text:p>29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Baseline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25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1/2013 20:52 h</text:p>
          </table:table-cell>
          <table:table-cell table:number-columns-repeated="2" table:style-name="ce6"/>
          <table:table-cell office:value-type="string" table:style-name="ce6">
            <text:p>Marcos Paulo Vieira De Mel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89" table:style-name="ce5">
            <text:p>28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diretórios dos relatórios individuai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1/11/2013 19:45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1/11/2013 19:4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5">
          <table:table-cell office:value-type="float" office:value="288" table:style-name="ce5">
            <text:p>28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Relatório de Estado da Configuraçã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string" table:style-name="ce6">
            <text:p>Marcos Paulo Vieira De Melo Junior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87" table:style-name="ce5">
            <text:p>28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WebServices para consumo das entidades de Persistência e Interação do RELPREV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24/11/2013 21:15 h</text:p>
          </table:table-cell>
          <table:table-cell table:number-columns-repeated="2" table:style-name="ce6"/>
          <table:table-cell office:value-type="date" office:date-value="2013-11-22T00:00:00" table:style-name="ce7">
            <text:p>22/11/2013</text:p>
          </table:table-cell>
          <table:table-cell office:value-type="date" office:date-value="2013-11-28T00:00:00" table:style-name="ce7">
            <text:p>28/11/2013</text:p>
          </table:table-cell>
          <table:table-cell office:value-type="float" office:value="16" table:style-name="ce6">
            <text:p>16</text:p>
          </table:table-cell>
          <table:table-cell office:value-type="float" office:value="5" table:style-name="ce6">
            <text:p>5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9/11/2013 13:32 h</text:p>
          </table:table-cell>
          <table:table-cell table:number-columns-repeated="5" table:style-name="ce6"/>
          <table:table-cell office:value-type="float" office:value="483" table:style-name="ce6">
            <text:p>483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86" table:style-name="ce5">
            <text:p>28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apear entidades de Persitência e criar respectivos Repositórios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24/11/2013 20:46 h</text:p>
          </table:table-cell>
          <table:table-cell table:number-columns-repeated="2" table:style-name="ce6"/>
          <table:table-cell office:value-type="date" office:date-value="2013-11-15T00:00:00" table:style-name="ce7">
            <text:p>15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9/11/2013 13:30 h</text:p>
          </table:table-cell>
          <table:table-cell table:number-columns-repeated="5" table:style-name="ce6"/>
          <table:table-cell office:value-type="float" office:value="482" table:style-name="ce6">
            <text:p>482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85" table:style-name="ce5">
            <text:p>28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Geração de relatórios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18/11/2013 23:41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23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84" table:style-name="ce5">
            <text:p>28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ção do Desenvolviment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8/11/2013 23:2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23:24 h</text:p>
          </table:table-cell>
          <table:table-cell table:number-columns-repeated="2" table:style-name="ce6"/>
          <table:table-cell office:value-type="string" table:style-name="ce6">
            <text:p>Bruno César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83" table:style-name="ce5">
            <text:p>28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os Relatórios de Testes Funcionias</text:p>
          </table:table-cell>
          <table:table-cell office:value-type="string" table:style-name="ce6">
            <text:p>Jonathan da Silva Pereira</text:p>
          </table:table-cell>
          <table:table-cell table:style-name="ce6"/>
          <table:table-cell office:value-type="string" table:style-name="ce6">
            <text:p>18/11/2013 12:3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82" table:style-name="ce5">
            <text:p>28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asos de Testes Funcionais</text:p>
          </table:table-cell>
          <table:table-cell office:value-type="string" table:style-name="ce6">
            <text:p>Jonathan da Silva Pereira</text:p>
          </table:table-cell>
          <table:table-cell table:style-name="ce6"/>
          <table:table-cell office:value-type="string" table:style-name="ce6">
            <text:p>18/11/2013 12:33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81" table:style-name="ce5">
            <text:p>28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Modelo de Dados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1/2013 12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80" table:style-name="ce5">
            <text:p>28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asos de Us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4/11/2013 16:55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1/2013 12:2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79" table:style-name="ce5">
            <text:p>27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os Relatórios de Mediçã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21/11/2013 19:38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18/11/2013 12:26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78" table:style-name="ce5">
            <text:p>27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Logs de Defeitos de Validaçã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18/11/2013 12:2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77" table:style-name="ce5">
            <text:p>27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sponibilizar Documento de Custos do Projeto</text:p>
          </table:table-cell>
          <table:table-cell office:value-type="string" table:style-name="ce6">
            <text:p>Jonathan da Silva Pereira</text:p>
          </table:table-cell>
          <table:table-cell table:style-name="ce6"/>
          <table:table-cell office:value-type="string" table:style-name="ce6">
            <text:p>18/11/2013 12:22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2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76" table:style-name="ce5">
            <text:p>27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lterar o Processo Padrã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8/11/2013 12:18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1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75" table:style-name="ce5">
            <text:p>27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Documento de Análise de Viabilidade do Projet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8/11/2013 12:16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1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74" table:style-name="ce5">
            <text:p>27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a Matriz de Rastreabilidade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2/11/2013 21:26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1/2013 12:1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73" table:style-name="ce5">
            <text:p>27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133: Tratamento de não conformidades até Sprint 5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o Termo de Abertura do Projeto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8/11/2013 12:08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12:0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7" table:visibility="filter">
          <table:table-cell office:value-type="float" office:value="272" table:style-name="ce5">
            <text:p>27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speção nos artefatos PCP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18/11/2013 09:21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09:21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Guilherme Pereira de Paula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71" table:style-name="ce5">
            <text:p>27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Roteiros de Teste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1/11/2013 20:40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18/11/2013 08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70" table:style-name="ce5">
            <text:p>27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o Plano de Qualidade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24/11/2013 12:47 h</text:p>
          </table:table-cell>
          <table:table-cell table:number-columns-repeated="2" table:style-name="ce6"/>
          <table:table-cell office:value-type="date" office:date-value="2013-11-21T00:00:00" table:style-name="ce7">
            <text:p>21/11/2013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1/2013 08:2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269" table:style-name="ce5">
            <text:p>26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equipes Sprint 8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6/11/2013 11:20 h</text:p>
          </table:table-cell>
          <table:table-cell table:number-columns-repeated="2" table:style-name="ce6"/>
          <table:table-cell office:value-type="date" office:date-value="2013-11-16T00:00:00" table:style-name="ce7">
            <text:p>16/11/2013</text:p>
          </table:table-cell>
          <table:table-cell office:value-type="date" office:date-value="2013-11-16T00:00:00" table:style-name="ce7">
            <text:p>16/11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6/11/2013 11:20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" table:visibility="filter">
          <table:table-cell office:value-type="float" office:value="268" table:style-name="ce5">
            <text:p>26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armazenamento de anex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6/11/2013 11:19 h</text:p>
          </table:table-cell>
          <table:table-cell table:number-columns-repeated="2" table:style-name="ce6"/>
          <table:table-cell office:value-type="date" office:date-value="2013-11-16T00:00:00" table:style-name="ce7">
            <text:p>16/11/2013</text:p>
          </table:table-cell>
          <table:table-cell office:value-type="date" office:date-value="2013-11-21T00:00:00" table:style-name="ce7">
            <text:p>2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6/11/2013 11:19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 table:visibility="filter">
          <table:table-cell office:value-type="float" office:value="267" table:style-name="ce5">
            <text:p>26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ocumentar Serviç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18/11/2013 19:45 h</text:p>
          </table:table-cell>
          <table:table-cell table:number-columns-repeated="2" table:style-name="ce6"/>
          <table:table-cell office:value-type="date" office:date-value="2013-11-16T00:00:00" table:style-name="ce7">
            <text:p>16/11/2013</text:p>
          </table:table-cell>
          <table:table-cell office:value-type="date" office:date-value="2013-11-19T00:00:00" table:style-name="ce7">
            <text:p>19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6/11/2013 11:18 h</text:p>
          </table:table-cell>
          <table:table-cell table:number-columns-repeated="2" table:style-name="ce6"/>
          <table:table-cell office:value-type="string" table:style-name="ce6">
            <text:p>Danilo Guimarães Justino Lemes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Hálisson Bruno Vitor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66" table:style-name="ce5">
            <text:p>26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Homologaçã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4/11/2013 21:53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65" table:style-name="ce5">
            <text:p>26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a Verificaçã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1/11/2013 19:25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4" table:style-name="ce5">
            <text:p>26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o Projeto e Construção do Produt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08:21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4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63" table:style-name="ce5">
            <text:p>26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e Requisito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8/11/2013 20:16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21:3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2" table:style-name="ce5">
            <text:p>26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mponentes de seleção de data e hor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22/11/2013 21:11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number-columns-repeated="2" table:style-name="ce6"/>
          <table:table-cell office:value-type="float" office:value="10" table:style-name="ce6">
            <text:p>1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21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1" table:style-name="ce5">
            <text:p>26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293: Sprint 9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Implementar layout da tela de impressão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4/11/2013 11:02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3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8" table:visibility="filter">
          <table:table-cell office:value-type="float" office:value="260" table:style-name="ce5">
            <text:p>26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o Laudo de qualidade de produto e processo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7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58" table:style-name="ce5">
            <text:p>25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oiar implantação do projeto 'relprev-webservice' no ambiente de homologação da Fábric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20/11/2013 18:14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6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Bruno Césa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9" table:visibility="filter">
          <table:table-cell office:value-type="float" office:value="257" table:style-name="ce5">
            <text:p>25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o Registro e comunicação da linha base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6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8" table:visibility="filter">
          <table:table-cell office:value-type="float" office:value="256" table:style-name="ce5">
            <text:p>25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a Rastreabilidade de requisitos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4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0" table:visibility="filter">
          <table:table-cell office:value-type="float" office:value="255" table:style-name="ce5">
            <text:p>25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a Aprovação de requisitos pelo cliente<text:s/>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0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23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0" table:visibility="filter">
          <table:table-cell office:value-type="float" office:value="254" table:style-name="ce5">
            <text:p>25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e Relatório de acompanhamento do projeto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2/11/2013 19:31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0T00:00:00" table:style-name="ce7">
            <text:p>20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19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53" table:style-name="ce5">
            <text:p>25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e Requisito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4/11/2013 21:14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14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52" table:style-name="ce5">
            <text:p>25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247: Sprint 8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Validação da Medição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8/11/2013 08:27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7T00:00:00" table:style-name="ce7">
            <text:p>17/11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21:1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51" table:style-name="ce5">
            <text:p>25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anter diagrama ER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21/11/2013 19:47 h</text:p>
          </table:table-cell>
          <table:table-cell table:number-columns-repeated="2" table:style-name="ce6"/>
          <table:table-cell office:value-type="date" office:date-value="2013-11-09T00:00:00" table:style-name="ce7">
            <text:p>09/11/2013</text:p>
          </table:table-cell>
          <table:table-cell table:style-name="ce6"/>
          <table:table-cell office:value-type="float" office:value="16" table:style-name="ce6">
            <text:p>16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19:15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50" table:style-name="ce5">
            <text:p>25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7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14/11/2013 14:03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4/11/2013 14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0" table:visibility="filter">
          <table:table-cell office:value-type="float" office:value="249" table:style-name="ce5">
            <text:p>24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Gerenciamento de Cust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4/11/2013 14:18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4/11/2013 14:03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office:value-type="string" table:style-name="ce6">
            <text:p>Gabriel Benicio Lopes Alves Damascen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8" table:style-name="ce5">
            <text:p>24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tarefas não concluída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5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47" table:style-name="ce5">
            <text:p>24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Sprint 8</text:p>
          </table:table-cell>
          <table:table-cell office:value-type="string" table:style-name="ce6">
            <text:p>Danillo Guimaraes de Oliveira</text:p>
          </table:table-cell>
          <table:table-cell table:style-name="ce6"/>
          <table:table-cell office:value-type="string" table:style-name="ce6">
            <text:p>24/11/2013 20:46 h</text:p>
          </table:table-cell>
          <table:table-cell table:number-columns-repeated="2" table:style-name="ce6"/>
          <table:table-cell office:value-type="date" office:date-value="2013-11-14T00:00:00" table:style-name="ce7">
            <text:p>14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31" table:style-name="ce6">
            <text:p>31</text:p>
          </table:table-cell>
          <table:table-cell office:value-type="float" office:value="0" table:style-name="ce6">
            <text:p>0</text:p>
          </table:table-cell>
          <table:table-cell office:value-type="float" office:value="35" table:style-name="ce6">
            <text:p>35</text:p>
          </table:table-cell>
          <table:table-cell office:value-type="string" table:style-name="ce6">
            <text:p>13/11/2013 15:2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46" table:style-name="ce5">
            <text:p>24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Imediata</text:p>
          </table:table-cell>
          <table:table-cell office:value-type="string" table:style-name="ce6">
            <text:p>Executar checklists de verificação Arquitetural e Gerência configuração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13/11/2013 13:20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3/11/2013 13:1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5" table:style-name="ce5">
            <text:p>24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r/preparar ambiente de homologação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21/11/2013 19:28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3:1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4" table:style-name="ce5">
            <text:p>24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igir inconsistências no plano de validação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9/11/2013 14:41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3:16 h</text:p>
          </table:table-cell>
          <table:table-cell table:number-columns-repeated="2" table:style-name="ce6"/>
          <table:table-cell office:value-type="string" table:style-name="ce6">
            <text:p>Rafael Brag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3" table:style-name="ce5">
            <text:p>24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Executar checklists de medição e testes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8/11/2013 20:07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3/11/2013 11:47 h</text:p>
          </table:table-cell>
          <table:table-cell table:number-columns-repeated="2" table:style-name="ce6"/>
          <table:table-cell office:value-type="string" table:style-name="ce6">
            <text:p>Rafael Brag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42" table:style-name="ce5">
            <text:p>24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Imediata</text:p>
          </table:table-cell>
          <table:table-cell office:value-type="string" table:style-name="ce6">
            <text:p>Executar checklists de gerência de projeto e planos de projeto e requisitos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13/11/2013 11:46 h</text:p>
          </table:table-cell>
          <table:table-cell table:number-columns-repeated="2" table:style-name="ce6"/>
          <table:table-cell office:value-type="date" office:date-value="2013-11-13T00:00:00" table:style-name="ce7">
            <text:p>13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3/11/2013 11:46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0" table:style-name="ce5">
            <text:p>24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Binding dos objetos dos controllers nos arquivos JSP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18/11/2013 01:55 h</text:p>
          </table:table-cell>
          <table:table-cell table:number-columns-repeated="2" table:style-name="ce6"/>
          <table:table-cell office:value-type="date" office:date-value="2013-11-12T00:00:00" table:style-name="ce7">
            <text:p>12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2/11/2013 23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9" table:style-name="ce5">
            <text:p>23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Imediata</text:p>
          </table:table-cell>
          <table:table-cell office:value-type="string" table:style-name="ce6">
            <text:p>Fazer levantamento de inconsistências e corrigir artefatos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4/11/2013 19:46 h</text:p>
          </table:table-cell>
          <table:table-cell table:number-columns-repeated="2" table:style-name="ce6"/>
          <table:table-cell office:value-type="date" office:date-value="2013-11-12T00:00:00" table:style-name="ce7">
            <text:p>12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2/11/2013 20:12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Cláudio Cavalcante Tonhá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8" table:style-name="ce5">
            <text:p>23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 tela de dados gerais da ocorrênci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1/11/2013 20:31 h</text:p>
          </table:table-cell>
          <table:table-cell table:number-columns-repeated="2" table:style-name="ce6"/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2/11/2013 00:0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7" table:style-name="ce5">
            <text:p>23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Problema/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Fazer a coleta dos dados citados na descrição deste ticket da sprint 7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16/11/2013 21:39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11T00:00:00" table:style-name="ce7">
            <text:p>11/11/2013</text:p>
          </table:table-cell>
          <table:table-cell office:value-type="date" office:date-value="2013-11-15T00:00:00" table:style-name="ce7">
            <text:p>15/11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11/11/2013 19:36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6" table:style-name="ce5">
            <text:p>23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Problema/Ação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Fazer a coleta dos dados citados na descrição deste ticket da sprint 7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21/11/2013 19:35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7T00:00:00" table:style-name="ce7">
            <text:p>17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1/11/2013 19:33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35" table:style-name="ce5">
            <text:p>23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licar checklist para gerência de configuração e projetos.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13/11/2013 21:30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19:13 h</text:p>
          </table:table-cell>
          <table:table-cell table:number-columns-repeated="2" table:style-name="ce6"/>
          <table:table-cell office:value-type="string" table:style-name="ce6">
            <text:p>Jonathan da Silva Pe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1" table:visibility="filter">
          <table:table-cell office:value-type="float" office:value="234" table:style-name="ce5">
            <text:p>23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r métricas no Sonar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6:42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11T00:00:00" table:style-name="ce7">
            <text:p>11/11/2013</text:p>
          </table:table-cell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16:42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Fellipe Cesar <text:s/>Fernandes Pinheir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33" table:style-name="ce5">
            <text:p>23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Testes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5:15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08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32" table:style-name="ce5">
            <text:p>23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Arquitetura e Projeto Detalhado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5:18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08:5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31" table:style-name="ce5">
            <text:p>23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Gerência de Projetos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Fellipe Cesar <text:s/>Fernandes Pinheiro</text:p>
          </table:table-cell>
          <table:table-cell office:value-type="string" table:style-name="ce6">
            <text:p>11/11/2013 08:51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1/11/2013 08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30" table:style-name="ce5">
            <text:p>23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Gerência de Configuração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21/11/2013 20:11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3" table:style-name="ce6">
            <text:p>3</text:p>
          </table:table-cell>
          <table:table-cell office:value-type="float" office:value="2.5" table:style-name="ce6">
            <text:p>2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08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29" table:style-name="ce5">
            <text:p>22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Configuração #58: Laudo de qualidade de produto e process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plicar Checklists de Verificação de Medição e Requisitos e Preencher a Planilha MPS.B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14/11/2013 14:44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08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28" table:style-name="ce5">
            <text:p>22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justar framework de persistência a regras de Auditoria e Versionamento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6/11/2013 12:08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8" table:style-name="ce6">
            <text:p>8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1/2013 08:04 h</text:p>
          </table:table-cell>
          <table:table-cell table:number-columns-repeated="5" table:style-name="ce6"/>
          <table:table-cell office:value-type="float" office:value="347" table:style-name="ce6">
            <text:p>347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7" table:style-name="ce5">
            <text:p>22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repositórios e webservices de CRUD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6/11/2013 12:11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21:57 h</text:p>
          </table:table-cell>
          <table:table-cell table:number-columns-repeated="5" table:style-name="ce6"/>
          <table:table-cell office:value-type="float" office:value="348" table:style-name="ce6">
            <text:p>348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26" table:style-name="ce5">
            <text:p>22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ção do Build Maven para Construção local e no ambiente da Fábrica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6/11/2013 12:06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21:54 h</text:p>
          </table:table-cell>
          <table:table-cell table:number-columns-repeated="5" table:style-name="ce6"/>
          <table:table-cell office:value-type="float" office:value="381" table:style-name="ce6">
            <text:p>381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5" table:style-name="ce5">
            <text:p>22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CRUD de relatorio e eloSipaer no client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4:32 h</text:p>
          </table:table-cell>
          <table:table-cell table:number-columns-repeated="2" table:style-name="ce6"/>
          <table:table-cell office:value-type="date" office:date-value="2013-11-10T00:00:00" table:style-name="ce7">
            <text:p>10/11/2013</text:p>
          </table:table-cell>
          <table:table-cell table:style-name="ce6"/>
          <table:table-cell office:value-type="float" office:value="24" table:style-name="ce6">
            <text:p>24</text:p>
          </table:table-cell>
          <table:table-cell office:value-type="float" office:value="18" table:style-name="ce6">
            <text:p>18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10/11/2013 13:1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24" table:style-name="ce5">
            <text:p>22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ção de sessão, alteração dos caminhos das páginas, autenticação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10/11/2013 11:56 h</text:p>
          </table:table-cell>
          <table:table-cell table:number-columns-repeated="2" table:style-name="ce6"/>
          <table:table-cell office:value-type="date" office:date-value="2013-11-10T00:00:00" table:style-name="ce7">
            <text:p>10/11/2013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10/11/2013 11:5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3" table:style-name="ce5">
            <text:p>22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template/layout das demais páginas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14/11/2013 21:41 h</text:p>
          </table:table-cell>
          <table:table-cell table:number-columns-repeated="2" table:style-name="ce6"/>
          <table:table-cell office:value-type="date" office:date-value="2013-11-10T00:00:00" table:style-name="ce7">
            <text:p>10/11/2013</text:p>
          </table:table-cell>
          <table:table-cell office:value-type="date" office:date-value="2013-11-10T00:00:00" table:style-name="ce7">
            <text:p>10/11/20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11:1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2" table:style-name="ce5">
            <text:p>22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0/11/2013 10:49 h</text:p>
          </table:table-cell>
          <table:table-cell table:style-name="ce6"/>
          <table:table-cell office:value-type="string" table:style-name="ce6">
            <text:p>Versão 1.0</text:p>
          </table:table-cell>
          <table:table-cell office:value-type="date" office:date-value="2013-11-10T00:00:00" table:style-name="ce7">
            <text:p>10/11/2013</text:p>
          </table:table-cell>
          <table:table-cell office:value-type="date" office:date-value="2013-11-10T00:00:00" table:style-name="ce7">
            <text:p>10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1/2013 10:4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21" table:style-name="ce5">
            <text:p>22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tualização do plano de Validaçã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9/11/2013 14:56 h</text:p>
          </table:table-cell>
          <table:table-cell table:number-columns-repeated="2" table:style-name="ce6"/>
          <table:table-cell office:value-type="date" office:date-value="2013-11-09T00:00:00" table:style-name="ce7">
            <text:p>09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9/11/2013 14:3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20" table:style-name="ce5">
            <text:p>22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Criação de relatório estado de configuração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09/11/2013 13:22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1/2013 21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9" table:style-name="ce5">
            <text:p>21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WebService de Relato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08/11/2013 17:41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1/2013 15:14 h</text:p>
          </table:table-cell>
          <table:table-cell table:number-columns-repeated="2" table:style-name="ce6"/>
          <table:table-cell office:value-type="string" table:style-name="ce6">
            <text:p>Bruno Césa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Rogério Tristao Junior</text:p>
          </table:table-cell>
          <table:table-cell office:value-type="float" office:value="284" table:style-name="ce6">
            <text:p>284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18" table:style-name="ce5">
            <text:p>21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Projeto Detalhado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8/11/2013 09:5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08/11/2013 00:17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17" table:style-name="ce5">
            <text:p>21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ternacionalização do front-end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8/11/2013 00:0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7/11/2013 23:1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6" table:style-name="ce5">
            <text:p>21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Relatório estado da configuraçã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19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05T00:00:00" table:style-name="ce7">
            <text:p>05/11/2013</text:p>
          </table:table-cell>
          <table:table-cell office:value-type="date" office:date-value="2013-11-11T00:00:00" table:style-name="ce7">
            <text:p>1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7/11/2013 18:1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5" table:style-name="ce5">
            <text:p>21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relatório de não conformidade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00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07T00:00:00" table:style-name="ce7">
            <text:p>07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7/11/2013 17:5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4" table:style-name="ce5">
            <text:p>21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tualizar lista de artefatos controlado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7:59 h</text:p>
          </table:table-cell>
          <table:table-cell table:number-columns-repeated="2" table:style-name="ce6"/>
          <table:table-cell office:value-type="date" office:date-value="2013-11-07T00:00:00" table:style-name="ce7">
            <text:p>07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7/11/2013 17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3" table:style-name="ce5">
            <text:p>21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Documento de Arquitetur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16/11/2013 16:54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05T00:00:00" table:style-name="ce7">
            <text:p>05/11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5/11/2013 15:18 h</text:p>
          </table:table-cell>
          <table:table-cell table:number-columns-repeated="2" table:style-name="ce6"/>
          <table:table-cell office:value-type="string" table:style-name="ce6">
            <text:p>Thais Cardoso Moura de Souz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2" table:style-name="ce5">
            <text:p>21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ar e comunicar a baseline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17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08T00:00:00" table:style-name="ce7">
            <text:p>08/11/2013</text:p>
          </table:table-cell>
          <table:table-cell office:value-type="date" office:date-value="2013-11-14T00:00:00" table:style-name="ce7">
            <text:p>14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5/11/2013 14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11" table:style-name="ce5">
            <text:p>21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Relatório estado da configuraçã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7/11/2013 18:19 h</text:p>
          </table:table-cell>
          <table:table-cell table:style-name="ce6"/>
          <table:table-cell office:value-type="string" table:style-name="ce6">
            <text:p>Versão 0.2</text:p>
          </table:table-cell>
          <table:table-cell office:value-type="date" office:date-value="2013-11-05T00:00:00" table:style-name="ce7">
            <text:p>05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5/11/2013 14:2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210" table:style-name="ce5">
            <text:p>21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Tratar inconformidades de tarefas não concluidas nas respectivas sprint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1/11/2013 19:19 h</text:p>
          </table:table-cell>
          <table:table-cell table:number-columns-repeated="2" table:style-name="ce6"/>
          <table:table-cell office:value-type="date" office:date-value="2013-11-05T00:00:00" table:style-name="ce7">
            <text:p>05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5/11/2013 13:04 h</text:p>
          </table:table-cell>
          <table:table-cell table:number-columns-repeated="2" table:style-name="ce6"/>
          <table:table-cell office:value-type="string" table:style-name="ce6">
            <text:p>Thiago Fernandes De Aguia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9" table:style-name="ce5">
            <text:p>20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tualizar plano de GCO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5/11/2013 12:50 h</text:p>
          </table:table-cell>
          <table:table-cell table:style-name="ce6"/>
          <table:table-cell office:value-type="string" table:style-name="ce6">
            <text:p>Versão 0.1</text:p>
          </table:table-cell>
          <table:table-cell office:value-type="date" office:date-value="2013-11-05T00:00:00" table:style-name="ce7">
            <text:p>05/11/2013</text:p>
          </table:table-cell>
          <table:table-cell office:value-type="date" office:date-value="2013-11-08T00:00:00" table:style-name="ce7">
            <text:p>08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05/11/2013 12:4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07" table:style-name="ce5">
            <text:p>20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tegração inicial do front-end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9/11/2013 23:1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8T00:00:00" table:style-name="ce7">
            <text:p>08/11/2013</text:p>
          </table:table-cell>
          <table:table-cell table:style-name="ce6"/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4/11/2013 19:1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6" table:style-name="ce5">
            <text:p>20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Implementar layout das telas de configuração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13/11/2013 21:21 h</text:p>
          </table:table-cell>
          <table:table-cell table:number-columns-repeated="2" table:style-name="ce6"/>
          <table:table-cell office:value-type="date" office:date-value="2013-11-03T00:00:00" table:style-name="ce7">
            <text:p>03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1/2013 23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5" table:style-name="ce5">
            <text:p>20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s telas de "Impressão" e "RSV"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2:57 h</text:p>
          </table:table-cell>
          <table:table-cell table:number-columns-repeated="2" table:style-name="ce6"/>
          <table:table-cell office:value-type="date" office:date-value="2013-11-03T00:00:00" table:style-name="ce7">
            <text:p>03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1/2013 23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4" table:style-name="ce5">
            <text:p>20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mitir relatório de não conformidade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3/11/2013 01:06 h</text:p>
          </table:table-cell>
          <table:table-cell table:number-columns-repeated="2" table:style-name="ce6"/>
          <table:table-cell office:value-type="date" office:date-value="2013-11-03T00:00:00" table:style-name="ce7">
            <text:p>03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1/2013 00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3" table:style-name="ce5">
            <text:p>20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mitir relatório de tarefas não concluidas em sprints já encerrados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Danillo Guimaraes de Oliveira</text:p>
          </table:table-cell>
          <table:table-cell office:value-type="string" table:style-name="ce6">
            <text:p>03/11/2013 00:53 h</text:p>
          </table:table-cell>
          <table:table-cell table:number-columns-repeated="2" table:style-name="ce6"/>
          <table:table-cell office:value-type="date" office:date-value="2013-11-02T00:00:00" table:style-name="ce7">
            <text:p>02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2/11/2013 23:58 h</text:p>
          </table:table-cell>
          <table:table-cell table:number-columns-repeated="2" table:style-name="ce6"/>
          <table:table-cell office:value-type="string" table:style-name="ce6">
            <text:p>Gustavo Martins Teixeira Borges</text:p>
          </table:table-cell>
          <table:table-cell office:value-type="string" table:style-name="ce6">
            <text:p>Thiago Fernandes De Aguia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2" table:style-name="ce5">
            <text:p>20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8/11/2013 19:3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1" table:style-name="ce5">
            <text:p>20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07/11/2013 21:2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0" table:style-name="ce5">
            <text:p>20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7/11/2013 21:2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9" table:style-name="ce5">
            <text:p>19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13/11/2013 10:3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0.15" table:style-name="ce6">
            <text:p>0,15</text:p>
          </table:table-cell>
          <table:table-cell office:value-type="float" office:value="0.15" table:style-name="ce6">
            <text:p>0,1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8 h</text:p>
          </table:table-cell>
          <table:table-cell table:number-columns-repeated="5" table:style-name="ce6"/>
          <table:table-cell office:value-type="float" office:value="361" table:style-name="ce6">
            <text:p>361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8" table:style-name="ce5">
            <text:p>19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13/11/2013 21:3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7" table:style-name="ce5">
            <text:p>19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7/11/2013 19:5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6" table:style-name="ce5">
            <text:p>19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rtur Pascualote <text:s/>Santos</text:p>
          </table:table-cell>
          <table:table-cell office:value-type="string" table:style-name="ce6">
            <text:p>07/11/2013 19:5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5" table:style-name="ce5">
            <text:p>19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7/11/2013 13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4" table:style-name="ce5">
            <text:p>19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7/11/2013 19:3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3" table:style-name="ce5">
            <text:p>19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13/11/2013 21:3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2" table:style-name="ce5">
            <text:p>19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3/11/2013 21:3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1" table:style-name="ce5">
            <text:p>19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13/11/2013 21:3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90" table:style-name="ce5">
            <text:p>19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table:style-name="ce6"/>
          <table:table-cell office:value-type="string" table:style-name="ce6">
            <text:p>07/11/2013 20:0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9" table:style-name="ce5">
            <text:p>18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13/11/2013 21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8" table:style-name="ce5">
            <text:p>18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08/11/2013 20:0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3 h</text:p>
          </table:table-cell>
          <table:table-cell table:number-columns-repeated="5" table:style-name="ce6"/>
          <table:table-cell office:value-type="float" office:value="257" table:style-name="ce6">
            <text:p>257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7" table:style-name="ce5">
            <text:p>18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3/11/2013 21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6" table:style-name="ce5">
            <text:p>18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13/11/2013 21:3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5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5" table:style-name="ce5">
            <text:p>18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5/11/2013 11:2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4" table:style-name="ce5">
            <text:p>18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02/11/2013 13:3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2T00:00:00" table:style-name="ce7">
            <text:p>02/11/2013</text:p>
          </table:table-cell>
          <table:table-cell table:style-name="ce6"/>
          <table:table-cell office:value-type="float" office:value="0.1" table:style-name="ce6">
            <text:p>0,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9 h</text:p>
          </table:table-cell>
          <table:table-cell table:number-columns-repeated="5" table:style-name="ce6"/>
          <table:table-cell office:value-type="float" office:value="218" table:style-name="ce6">
            <text:p>218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3" table:style-name="ce5">
            <text:p>18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08/11/2013 20:1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2" table:style-name="ce5">
            <text:p>18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3/11/2013 21:3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1" table:style-name="ce5">
            <text:p>18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07/11/2013 19:4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80" table:style-name="ce5">
            <text:p>18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07/11/2013 15:0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4 h</text:p>
          </table:table-cell>
          <table:table-cell table:number-columns-repeated="5" table:style-name="ce6"/>
          <table:table-cell office:value-type="float" office:value="246" table:style-name="ce6">
            <text:p>246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9" table:style-name="ce5">
            <text:p>17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13/11/2013 21:2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8" table:style-name="ce5">
            <text:p>17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8/11/2013 19:4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7" table:style-name="ce5">
            <text:p>17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Ulysses <text:s/>Alexandre Alves</text:p>
          </table:table-cell>
          <table:table-cell office:value-type="string" table:style-name="ce6">
            <text:p>01/11/2013 20:4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6" table:style-name="ce5">
            <text:p>17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07/11/2013 19:5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5" table:style-name="ce5">
            <text:p>17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05/11/2013 23:0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5T00:00:00" table:style-name="ce7">
            <text:p>05/11/2013</text:p>
          </table:table-cell>
          <table:table-cell office:value-type="float" office:value="0.25" table:style-name="ce6">
            <text:p>0,25</text:p>
          </table:table-cell>
          <table:table-cell office:value-type="float" office:value="0.25" table:style-name="ce6">
            <text:p>0,2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4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4" table:style-name="ce5">
            <text:p>17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7/11/2013 20:5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3" table:style-name="ce5">
            <text:p>17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5:2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2" table:style-name="ce5">
            <text:p>17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7/11/2013 13:3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1" table:style-name="ce5">
            <text:p>17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3/11/2013 15:1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0" table:style-name="ce5">
            <text:p>17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14/11/2013 06:3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2" table:style-name="ce6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01/11/2013 20:40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9" table:style-name="ce5">
            <text:p>16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14/11/2013 19:3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4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8" table:style-name="ce5">
            <text:p>16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5:0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7" table:style-name="ce5">
            <text:p>16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14/11/2013 19:4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6" table:style-name="ce5">
            <text:p>16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02/11/2013 00:1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8 h</text:p>
          </table:table-cell>
          <table:table-cell table:number-columns-repeated="5" table:style-name="ce6"/>
          <table:table-cell office:value-type="float" office:value="29" table:style-name="ce6">
            <text:p>29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5" table:style-name="ce5">
            <text:p>16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17/11/2013 19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4" table:style-name="ce5">
            <text:p>16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1/11/2013 12:0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3" table:style-name="ce5">
            <text:p>16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7/11/2013 21:4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2" table:style-name="ce5">
            <text:p>16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01/11/2013 20:3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1" table:style-name="ce5">
            <text:p>16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5/11/2013 11:4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0" table:style-name="ce5">
            <text:p>16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02/11/2013 13:2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2T00:00:00" table:style-name="ce7">
            <text:p>02/11/2013</text:p>
          </table:table-cell>
          <table:table-cell table:style-name="ce6"/>
          <table:table-cell office:value-type="float" office:value="0.1" table:style-name="ce6">
            <text:p>0,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9" table:style-name="ce5">
            <text:p>15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08/11/2013 20:2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8" table:style-name="ce5">
            <text:p>15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nome de arquivos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7" table:style-name="ce5">
            <text:p>15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Herbert Batista Nunes</text:p>
          </table:table-cell>
          <table:table-cell office:value-type="string" table:style-name="ce6">
            <text:p>01/11/2013 2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6" table:style-name="ce5">
            <text:p>15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01/11/2013 2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5" table:style-name="ce5">
            <text:p>15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13/11/2013 13:4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0.5" table:style-name="ce6">
            <text:p>0,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3 h</text:p>
          </table:table-cell>
          <table:table-cell table:number-columns-repeated="5" table:style-name="ce6"/>
          <table:table-cell office:value-type="float" office:value="246" table:style-name="ce6">
            <text:p>246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4" table:style-name="ce5">
            <text:p>15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08/11/2013 20:2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20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3" table:style-name="ce5">
            <text:p>15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1/2013 19:3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2" table:style-name="ce5">
            <text:p>15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estrutura de diretóri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Augusto <text:s/>Cesar Fernandes Borges</text:p>
          </table:table-cell>
          <table:table-cell office:value-type="string" table:style-name="ce6">
            <text:p>07/11/2013 21:2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1" table:style-name="ce5">
            <text:p>15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07/11/2013 19:52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0" table:style-name="ce5">
            <text:p>15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0/11/2013 07:1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1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9" table:style-name="ce5">
            <text:p>14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estrutura de diretóri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7/11/2013 21:0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3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8" table:style-name="ce5">
            <text:p>14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12/11/2013 2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7" table:style-name="ce5">
            <text:p>14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4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6" table:style-name="ce5">
            <text:p>14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estrutura de diretório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07/11/2013 15:1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5 h</text:p>
          </table:table-cell>
          <table:table-cell table:number-columns-repeated="5" table:style-name="ce6"/>
          <table:table-cell office:value-type="float" office:value="246" table:style-name="ce6">
            <text:p>246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5" table:style-name="ce5">
            <text:p>14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Correção/Ajuste #117: Não conformidades GCO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eção de Não Conformidade de mensagem de commit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12/11/2013 20:3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4" table:style-name="ce5">
            <text:p>14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Fazer a validação do Plano de medição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6 h</text:p>
          </table:table-cell>
          <table:table-cell table:number-columns-repeated="2" table:style-name="ce6"/>
          <table:table-cell office:value-type="date" office:date-value="2013-11-04T00:00:00" table:style-name="ce7">
            <text:p>04/11/2013</text:p>
          </table:table-cell>
          <table:table-cell table:number-columns-repeated="2"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20:0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7" table:visibility="filter">
          <table:table-cell office:value-type="float" office:value="143" table:style-name="ce5">
            <text:p>14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e WebService de Relatórios de Prevenção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13/11/2013 18:5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table:number-columns-repeated="2" table:style-name="ce6"/>
          <table:table-cell office:value-type="float" office:value="19" table:style-name="ce6">
            <text:p>1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9:54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Rogério Tristao Junior</text:p>
          </table:table-cell>
          <table:table-cell office:value-type="float" office:value="368" table:style-name="ce6">
            <text:p>368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42" table:style-name="ce5">
            <text:p>14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Relatóri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2/11/2013 16:5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6:46 h</text:p>
          </table:table-cell>
          <table:table-cell table:number-columns-repeated="2" table:style-name="ce6"/>
          <table:table-cell office:value-type="string" table:style-name="ce6">
            <text:p>Cláudio Cavalcante Tonhá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Arthur Mel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41" table:style-name="ce5">
            <text:p>14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artefato "procedimentos de implantação"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13/11/2013 10:26 h</text:p>
          </table:table-cell>
          <table:table-cell table:number-columns-repeated="2" table:style-name="ce6"/>
          <table:table-cell office:value-type="date" office:date-value="2013-11-08T00:00:00" table:style-name="ce7">
            <text:p>08/11/2013</text:p>
          </table:table-cell>
          <table:table-cell office:value-type="date" office:date-value="2013-11-12T00:00:00" table:style-name="ce7">
            <text:p>12/11/201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6:42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Danillo Pinheiro Neto</text:p>
          </table:table-cell>
          <table:table-cell office:value-type="float" office:value="360" table:style-name="ce6">
            <text:p>360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2" table:visibility="filter">
          <table:table-cell office:value-type="float" office:value="140" table:style-name="ce5">
            <text:p>14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pecificar API do crud de relatóri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5:16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12T00:00:00" table:style-name="ce7">
            <text:p>12/11/2013</text:p>
          </table:table-cell>
          <table:table-cell table:style-name="ce6"/>
          <table:table-cell office:value-type="float" office:value="12" table:style-name="ce6">
            <text:p>1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6:40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Danilo Guimarães Justino Leme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13" table:visibility="filter">
          <table:table-cell office:value-type="float" office:value="139" table:style-name="ce5">
            <text:p>13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Banco de Dad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08/11/2013 20:25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34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38" table:style-name="ce5">
            <text:p>13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Abert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Sprint 7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16/11/2013 12:1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1-15T00:00:00" table:style-name="ce7">
            <text:p>15/11/2013</text:p>
          </table:table-cell>
          <table:table-cell office:value-type="float" office:value="35" table:style-name="ce6">
            <text:p>35</text:p>
          </table:table-cell>
          <table:table-cell office:value-type="float" office:value="0" table:style-name="ce6">
            <text:p>0</text:p>
          </table:table-cell>
          <table:table-cell office:value-type="float" office:value="59" table:style-name="ce6">
            <text:p>59</text:p>
          </table:table-cell>
          <table:table-cell office:value-type="string" table:style-name="ce6">
            <text:p>01/11/2013 13:2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7" table:style-name="ce5">
            <text:p>13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o de testes unitários e de integ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8/11/2013 00:1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01/11/2013 13:21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6" table:style-name="ce5">
            <text:p>13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Laudo de qualidade do requisito(Aderência a ieee 830)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1/11/2013 12:0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3:20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Arthur Mel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5" table:style-name="ce5">
            <text:p>13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Análise de dados coletados pela medi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21/11/2013 19:4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01/11/2013 13:18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4" table:style-name="ce5">
            <text:p>13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Laudo de qualidade de produto e process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8/11/2013 19:33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18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Benedito Cardoso dos Santos Net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4">
          <table:table-cell office:value-type="float" office:value="133" table:style-name="ce5">
            <text:p>13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ratamento de não conformidades até Sprint 5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24/11/2013 16:54 h</text:p>
          </table:table-cell>
          <table:table-cell table:number-columns-repeated="2" table:style-name="ce6"/>
          <table:table-cell office:value-type="date" office:date-value="2013-11-18T00:00:00" table:style-name="ce7">
            <text:p>18/11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45" table:style-name="ce6">
            <text:p>45</text:p>
          </table:table-cell>
          <table:table-cell office:value-type="string" table:style-name="ce6">
            <text:p>01/11/2013 13:17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office:value-type="string" table:style-name="ce6">
            <text:p>Gabriel de Oliveira Mor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2" table:style-name="ce5">
            <text:p>13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de status da configuração da Sprint 5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2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15 h</text:p>
          </table:table-cell>
          <table:table-cell table:number-columns-repeated="2" table:style-name="ce6"/>
          <table:table-cell office:value-type="string" table:style-name="ce6">
            <text:p>Daniella <text:s/>de Oliveira Costa</text:p>
          </table:table-cell>
          <table:table-cell office:value-type="string" table:style-name="ce6">
            <text:p>Marcos Paulo Vieira De Melo Junior</text:p>
          </table:table-cell>
          <table:table-cell office:value-type="string" table:style-name="ce6">
            <text:p>Thiago Fernandes De Aguiar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131" table:style-name="ce5">
            <text:p>13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uditoria de configuração até a Sprint 5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ustavo Martins Teixeira Borges</text:p>
          </table:table-cell>
          <table:table-cell office:value-type="string" table:style-name="ce6">
            <text:p>21/11/2013 21:31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13:15 h</text:p>
          </table:table-cell>
          <table:table-cell table:number-columns-repeated="2" table:style-name="ce6"/>
          <table:table-cell office:value-type="string" table:style-name="ce6">
            <text:p>Daniella <text:s/>de Oliveira Costa</text:p>
          </table:table-cell>
          <table:table-cell office:value-type="string" table:style-name="ce6">
            <text:p>Thiago Fernandes De Aguiar</text:p>
          </table:table-cell>
          <table:table-cell office:value-type="string" table:style-name="ce6">
            <text:p>Marcos Paulo Vieira De Melo Junior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30" table:style-name="ce5">
            <text:p>13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Orçamen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7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3:12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9" table:style-name="ce5">
            <text:p>12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timativas de tamanho/complexidad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8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1/11/2013 13:11 h</text:p>
          </table:table-cell>
          <table:table-cell table:number-columns-repeated="2" table:style-name="ce6"/>
          <table:table-cell office:value-type="string" table:style-name="ce6">
            <text:p>Lucas Carvalho Lima</text:p>
          </table:table-cell>
          <table:table-cell office:value-type="string" table:style-name="ce6">
            <text:p>Antônio Carlos de Freitas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8" table:style-name="ce5">
            <text:p>12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Atividades da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0/11/2013 10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58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7" table:style-name="ce5">
            <text:p>12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1/11/2013 13:10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55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26" table:style-name="ce5">
            <text:p>12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6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3/11/2013 15:00 h</text:p>
          </table:table-cell>
          <table:table-cell table:number-columns-repeated="2" table:style-name="ce6"/>
          <table:table-cell office:value-type="date" office:date-value="2013-11-07T00:00:00" table:style-name="ce7">
            <text:p>07/11/2013</text:p>
          </table:table-cell>
          <table:table-cell office:value-type="date" office:date-value="2013-11-07T00:00:00" table:style-name="ce7">
            <text:p>07/11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5" table:style-name="ce5">
            <text:p>12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s Diretórios dos Relatórios Individuai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1/11/2013 13:09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01T00:00:00" table:style-name="ce7">
            <text:p>01/11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1/11/2013 08:2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4" table:style-name="ce5">
            <text:p>12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ções do framework vraptor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2/11/2013 15:46 h</text:p>
          </table:table-cell>
          <table:table-cell table:number-columns-repeated="2" table:style-name="ce6"/>
          <table:table-cell office:value-type="date" office:date-value="2013-10-31T00:00:00" table:style-name="ce7">
            <text:p>31/10/2013</text:p>
          </table:table-cell>
          <table:table-cell table:number-columns-repeated="2" table:style-name="ce6"/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31/10/2013 20:37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3" table:style-name="ce5">
            <text:p>12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 documento sobre a api de requisição ajax dos gráficos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1/11/2013 19:09 h</text:p>
          </table:table-cell>
          <table:table-cell table:number-columns-repeated="2" table:style-name="ce6"/>
          <table:table-cell office:value-type="date" office:date-value="2013-10-08T00:00:00" table:style-name="ce7">
            <text:p>08/10/2013</text:p>
          </table:table-cell>
          <table:table-cell table:style-name="ce6"/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27/10/2013 15:4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22" table:style-name="ce5">
            <text:p>12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reencher planilha GRE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Arthur Melo</text:p>
          </table:table-cell>
          <table:table-cell office:value-type="string" table:style-name="ce6">
            <text:p>22/11/2013 16:21 h</text:p>
          </table:table-cell>
          <table:table-cell table:number-columns-repeated="2" table:style-name="ce6"/>
          <table:table-cell office:value-type="date" office:date-value="2013-10-26T00:00:00" table:style-name="ce7">
            <text:p>26/10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26/10/2013 07:25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21" table:style-name="ce5">
            <text:p>12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5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01/11/2013 08:41 h</text:p>
          </table:table-cell>
          <table:table-cell table:number-columns-repeated="2" table:style-name="ce6"/>
          <table:table-cell office:value-type="date" office:date-value="2013-10-31T00:00:00" table:style-name="ce7">
            <text:p>31/10/2013</text:p>
          </table:table-cell>
          <table:table-cell office:value-type="date" office:date-value="2013-10-31T00:00:00" table:style-name="ce7">
            <text:p>31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5/10/2013 22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20" table:style-name="ce5">
            <text:p>12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4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7/10/2013 11:59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25T00:00:00" table:style-name="ce7">
            <text:p>25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5/10/2013 22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9" table:style-name="ce5">
            <text:p>11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igir nomenclatura dos arquivos do GR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7/10/2013 11:53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25T00:00:00" table:style-name="ce7">
            <text:p>25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5/10/2013 22:00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8" table:style-name="ce5">
            <text:p>11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Em andamento</text:p>
          </table:table-cell>
          <table:table-cell office:value-type="string" table:style-name="ce6">
            <text:p>Urgente</text:p>
          </table:table-cell>
          <table:table-cell office:value-type="string" table:style-name="ce6">
            <text:p>Sprint 6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4/11/2013 16:55 h</text:p>
          </table:table-cell>
          <table:table-cell table:number-columns-repeated="2" table:style-name="ce6"/>
          <table:table-cell office:value-type="date" office:date-value="2013-10-08T00:00:00" table:style-name="ce7">
            <text:p>08/10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95.4" table:style-name="ce6">
            <text:p>95,4</text:p>
          </table:table-cell>
          <table:table-cell office:value-type="float" office:value="0" table:style-name="ce6">
            <text:p>0</text:p>
          </table:table-cell>
          <table:table-cell office:value-type="float" office:value="70" table:style-name="ce6">
            <text:p>70</text:p>
          </table:table-cell>
          <table:table-cell office:value-type="string" table:style-name="ce6">
            <text:p>25/10/2013 21:5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7" table:style-name="ce5">
            <text:p>11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rreção/Ajuste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Não conformidades GCO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17/11/2013 19:34 h</text:p>
          </table:table-cell>
          <table:table-cell table:number-columns-repeated="2" table:style-name="ce6"/>
          <table:table-cell office:value-type="date" office:date-value="2013-11-01T00:00:00" table:style-name="ce7">
            <text:p>01/11/2013</text:p>
          </table:table-cell>
          <table:table-cell office:value-type="date" office:date-value="2013-11-21T00:00:00" table:style-name="ce7">
            <text:p>21/11/2013</text:p>
          </table:table-cell>
          <table:table-cell office:value-type="float" office:value="9.4" table:style-name="ce6">
            <text:p>9,4</text:p>
          </table:table-cell>
          <table:table-cell office:value-type="float" office:value="0" table:style-name="ce6">
            <text:p>0</text:p>
          </table:table-cell>
          <table:table-cell office:value-type="float" office:value="86" table:style-name="ce6">
            <text:p>86</text:p>
          </table:table-cell>
          <table:table-cell office:value-type="string" table:style-name="ce6">
            <text:p>25/10/2013 21:20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6" table:style-name="ce5">
            <text:p>11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s abas "Ações Recomendadas" e "Observações"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27/10/2013 17:35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22/10/2013 23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15" table:style-name="ce5">
            <text:p>11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s abas "Encaminhamento" e "Resposta"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7/10/2013 15:38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2/10/2013 23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4" table:style-name="ce5">
            <text:p>11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layout da tela inicial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2:57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2/10/2013 23:4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3" table:style-name="ce5">
            <text:p>11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gurar Hudson e Sonar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07/11/2013 08:06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31T00:00:00" table:style-name="ce7">
            <text:p>31/10/2013</text:p>
          </table:table-cell>
          <table:table-cell office:value-type="float" office:value="4" table:style-name="ce6">
            <text:p>4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2/10/2013 23:15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2" table:style-name="ce5">
            <text:p>11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Artifactory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Bruno César</text:p>
          </table:table-cell>
          <table:table-cell office:value-type="string" table:style-name="ce6">
            <text:p>26/10/2013 10:48 h</text:p>
          </table:table-cell>
          <table:table-cell table:number-columns-repeated="2" table:style-name="ce6"/>
          <table:table-cell office:value-type="date" office:date-value="2013-10-21T00:00:00" table:style-name="ce7">
            <text:p>21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0/2013 10:03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2" table:style-name="ce6"/>
          <table:table-cell office:value-type="float" office:value="165" table:style-name="ce6">
            <text:p>165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1" table:style-name="ce5">
            <text:p>11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Hudson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28/10/2013 09:48 h</text:p>
          </table:table-cell>
          <table:table-cell table:number-columns-repeated="2" table:style-name="ce6"/>
          <table:table-cell office:value-type="date" office:date-value="2013-10-21T00:00:00" table:style-name="ce7">
            <text:p>21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1/10/2013 10:02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0" table:style-name="ce5">
            <text:p>11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layout da tela de login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22/10/2013 23:13 h</text:p>
          </table:table-cell>
          <table:table-cell table:number-columns-repeated="2" table:style-name="ce6"/>
          <table:table-cell office:value-type="date" office:date-value="2013-10-19T00:00:00" table:style-name="ce7">
            <text:p>19/10/2013</text:p>
          </table:table-cell>
          <table:table-cell office:value-type="date" office:date-value="2013-10-22T00:00:00" table:style-name="ce7">
            <text:p>22/10/2013</text:p>
          </table:table-cell>
          <table:table-cell office:value-type="float" office:value="2" table:style-name="ce6">
            <text:p>2</text:p>
          </table:table-cell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20/10/2013 01:56 h</text:p>
          </table:table-cell>
          <table:table-cell table:number-columns-repeated="5" table:style-name="ce6"/>
          <table:table-cell office:value-type="float" office:value="144" table:style-name="ce6">
            <text:p>144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09" table:style-name="ce5">
            <text:p>10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reencher Planilha do MPS.BR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11/11/2013 15:16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3:14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Fellipe Cesar <text:s/>Fernandes Pinheiro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08" table:style-name="ce5">
            <text:p>10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Teste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asos de Testes Funcionai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22:39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42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Gabriel de Oliveira Moreira</text:p>
          </table:table-cell>
          <table:table-cell office:value-type="string" table:style-name="ce6">
            <text:p>Andressa <text:s/>Guimarae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07" table:style-name="ce5">
            <text:p>10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Depência de Componentes extern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2/11/2013 14:28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41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6" table:style-name="ce5">
            <text:p>10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Usabilidad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10/11/2013 23:38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9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5" table:style-name="ce5">
            <text:p>10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Manutenibilidad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10/11/2013 23:39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8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4" table:style-name="ce5">
            <text:p>10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Desempenh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21/11/2013 19:24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8" table:style-name="ce6">
            <text:p>8</text:p>
          </table:table-cell>
          <table:table-cell office:value-type="float" office:value="4" table:style-name="ce6">
            <text:p>4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8/10/2013 21:37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3" table:style-name="ce5">
            <text:p>10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Portabilidad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1/11/2013 19:37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6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2" table:style-name="ce5">
            <text:p>10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nfiabilidade e Tolerãncia a falha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01/11/2013 19:36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5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1" table:style-name="ce5">
            <text:p>10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specto de Segurança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31/10/2013 20:00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33 h</text:p>
          </table:table-cell>
          <table:table-cell table:number-columns-repeated="2" table:style-name="ce6"/>
          <table:table-cell office:value-type="string" table:style-name="ce6">
            <text:p>Hálisson Bruno Vit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0" table:style-name="ce5">
            <text:p>10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Execução/Confecção</text:p>
          </table:table-cell>
          <table:table-cell office:value-type="string" table:style-name="ce6">
            <text:p>Sprint #99: Sprint 5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anual de Usuári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4/11/2013 11:46 h</text:p>
          </table:table-cell>
          <table:table-cell table:number-columns-repeated="2" table:style-name="ce6"/>
          <table:table-cell office:value-type="date" office:date-value="2013-10-25T00:00:00" table:style-name="ce7">
            <text:p>25/10/2013</text:p>
          </table:table-cell>
          <table:table-cell office:value-type="date" office:date-value="2013-10-31T00:00:00" table:style-name="ce7">
            <text:p>31/10/2013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31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9" table:style-name="ce5">
            <text:p>9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5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2/11/2013 16:21 h</text:p>
          </table:table-cell>
          <table:table-cell table:number-columns-repeated="2" table:style-name="ce6"/>
          <table:table-cell office:value-type="date" office:date-value="2013-10-19T00:00:00" table:style-name="ce7">
            <text:p>19/10/2013</text:p>
          </table:table-cell>
          <table:table-cell office:value-type="date" office:date-value="2013-11-25T00:00:00" table:style-name="ce7">
            <text:p>25/11/2013</text:p>
          </table:table-cell>
          <table:table-cell office:value-type="float" office:value="24" table:style-name="ce6">
            <text:p>24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18/10/2013 21:3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8" table:style-name="ce5">
            <text:p>9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nálise de Dados da Medi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08/11/2013 20:23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30 h</text:p>
          </table:table-cell>
          <table:table-cell table:number-columns-repeated="3" table:style-name="ce6"/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7" table:style-name="ce5">
            <text:p>9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leta de Dados da Medi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08/11/2013 20:28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29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5" table:style-name="ce5">
            <text:p>9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Funcionalidade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teração de Interfac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rtur Pascualote <text:s/>Santos</text:p>
          </table:table-cell>
          <table:table-cell office:value-type="string" table:style-name="ce6">
            <text:p>21/11/2013 21:04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18/10/2013 21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94" table:style-name="ce5">
            <text:p>9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adrões e Métricas de Códig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1/2013 13:51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24 h</text:p>
          </table:table-cell>
          <table:table-cell table:number-columns-repeated="2" table:style-name="ce6"/>
          <table:table-cell office:value-type="string" table:style-name="ce6">
            <text:p>Fellipe Cesar <text:s/>Fernandes Pinheiro</text:p>
          </table:table-cell>
          <table:table-cell office:value-type="string" table:style-name="ce6">
            <text:p>Benedito Cardoso dos Santos Net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93" table:style-name="ce5">
            <text:p>9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mplementar Protótip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22/10/2013 23:45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18/10/2013 21:22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Ulysses <text:s/>Alexandre Alve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92" table:style-name="ce5">
            <text:p>9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iagrama de Entidade Relacionamen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ul Barca</text:p>
          </table:table-cell>
          <table:table-cell office:value-type="string" table:style-name="ce6">
            <text:p>21/11/2013 19:21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8" table:style-name="ce6">
            <text:p>8</text:p>
          </table:table-cell>
          <table:table-cell office:value-type="float" office:value="12" table:style-name="ce6">
            <text:p>1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21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1" table:style-name="ce5">
            <text:p>9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Diagrama de Sequência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úben Borges Ramos</text:p>
          </table:table-cell>
          <table:table-cell office:value-type="string" table:style-name="ce6">
            <text:p>25/11/2013 19:23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40" table:style-name="ce6">
            <text:p>4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19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0" table:style-name="ce5">
            <text:p>9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Diagrama de Class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2/11/2013 10:45 h</text:p>
          </table:table-cell>
          <table:table-cell table:number-columns-repeated="2" table:style-name="ce6"/>
          <table:table-cell office:value-type="date" office:date-value="2013-10-18T00:00:00" table:style-name="ce7">
            <text:p>18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8/10/2013 21:17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89" table:style-name="ce5">
            <text:p>8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r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08/11/2013 20:03 h</text:p>
          </table:table-cell>
          <table:table-cell table:number-columns-repeated="2" table:style-name="ce6"/>
          <table:table-cell office:value-type="date" office:date-value="2013-10-22T00:00:00" table:style-name="ce7">
            <text:p>22/10/2013</text:p>
          </table:table-cell>
          <table:table-cell office:value-type="date" office:date-value="2013-10-22T00:00:00" table:style-name="ce7">
            <text:p>22/10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8/10/2013 21:15 h</text:p>
          </table:table-cell>
          <table:table-cell table:number-columns-repeated="2" table:style-name="ce6"/>
          <table:table-cell office:value-type="string" table:style-name="ce6">
            <text:p>Raul Barc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8" table:style-name="ce5">
            <text:p>8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Verificação/Validação #62: Verificação da Sprint 1 e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ção do Plano de Medição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11/11/2013 19:16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3:40 h</text:p>
          </table:table-cell>
          <table:table-cell table:number-columns-repeated="3" table:style-name="ce6"/>
          <table:table-cell office:value-type="string" table:style-name="ce6">
            <text:p>Herbert Batista Nun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7" table:style-name="ce5">
            <text:p>8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Verificação/Validação #62: Verificação da Sprint 1 e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ção do Plano de Gerência de Configuração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31/10/2013 19:4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table:number-columns-repeated="2" table:style-name="ce6"/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3:34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6" table:visibility="filter">
          <table:table-cell office:value-type="float" office:value="86" table:style-name="ce5">
            <text:p>8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feito</text:p>
          </table:table-cell>
          <table:table-cell office:value-type="string" table:style-name="ce6">
            <text:p>Verificação/Validação #80: Inspeção do Documento de Requisitos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rrigir Inconformidades no Documento de Requisito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3/10/2013 08:4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1T00:00:00" table:style-name="ce7">
            <text:p>21/10/2013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3:27 h</text:p>
          </table:table-cell>
          <table:table-cell table:number-columns-repeated="2" table:style-name="ce6"/>
          <table:table-cell office:value-type="string" table:style-name="ce6">
            <text:p>Raul Barc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5" table:style-name="ce5">
            <text:p>8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uditoria de Configuração da Sprint 3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3/10/2013 11:2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4T00:00:00" table:style-name="ce7">
            <text:p>2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7/10/2013 20:08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84" table:style-name="ce5">
            <text:p>8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companhar Mudança de Requisit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1/11/2013 19:2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80" table:style-name="ce6">
            <text:p>80</text:p>
          </table:table-cell>
          <table:table-cell office:value-type="string" table:style-name="ce6">
            <text:p>17/10/2013 20:04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Raul Barca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83" table:style-name="ce5">
            <text:p>8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Listar ferramentas do projeto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8/10/2013 21:09 h</text:p>
          </table:table-cell>
          <table:table-cell table:number-columns-repeated="2" table:style-name="ce6"/>
          <table:table-cell office:value-type="date" office:date-value="2013-10-07T00:00:00" table:style-name="ce7">
            <text:p>07/10/2013</text:p>
          </table:table-cell>
          <table:table-cell office:value-type="date" office:date-value="2013-10-18T00:00:00" table:style-name="ce7">
            <text:p>18/10/2013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20:0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2" table:style-name="ce5">
            <text:p>8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64: Sprint 4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4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7/10/2013 11:53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18T00:00:00" table:style-name="ce7">
            <text:p>18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7/10/2013 19:57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81" table:style-name="ce5">
            <text:p>8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3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01/11/2013 13:29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7/10/2013 19:47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80" table:style-name="ce5">
            <text:p>8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Verificação/Validação #62: Verificação da Sprint 1 e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Inspeção do Documento de Requisito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23/10/2013 08:40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1T00:00:00" table:style-name="ce7">
            <text:p>21/10/201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5/10/2013 08:35 h</text:p>
          </table:table-cell>
          <table:table-cell table:number-columns-repeated="2" table:style-name="ce6"/>
          <table:table-cell office:value-type="string" table:style-name="ce6">
            <text:p>Raul Barca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9" table:style-name="ce5">
            <text:p>7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3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11/10/2013 19:31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1T00:00:00" table:style-name="ce7">
            <text:p>11/10/2013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1/10/2013 19:1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8" table:style-name="ce5">
            <text:p>7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Design de Interface<text:s/>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3:00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0/10/2013 21:55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office:value-type="string" table:style-name="ce6">
            <text:p>Cláudio Cavalcante Tonhá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7" table:style-name="ce5">
            <text:p>7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 formulário de envio do RELPREV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Guilherme Pereira de Paula</text:p>
          </table:table-cell>
          <table:table-cell office:value-type="string" table:style-name="ce6">
            <text:p>09/11/2013 22:59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10/10/2013 21:53 h</text:p>
          </table:table-cell>
          <table:table-cell table:number-columns-repeated="2" table:style-name="ce6"/>
          <table:table-cell office:value-type="string" table:style-name="ce6">
            <text:p>Danillo Pinheiro Neto</text:p>
          </table:table-cell>
          <table:table-cell office:value-type="string" table:style-name="ce6">
            <text:p>Cláudio Cavalcante Tonhá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6" table:style-name="ce5">
            <text:p>7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r estrutura de diretórios do projeto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8/10/2013 08:14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7.5" table:style-name="ce6">
            <text:p>7,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1:50 h</text:p>
          </table:table-cell>
          <table:table-cell table:number-columns-repeated="2" table:style-name="ce6"/>
          <table:table-cell office:value-type="string" table:style-name="ce6">
            <text:p>Muryllo Tiraza Santos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5" table:style-name="ce5">
            <text:p>7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finar arquitetura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Ciro Anacleto Dias Junior</text:p>
          </table:table-cell>
          <table:table-cell office:value-type="string" table:style-name="ce6">
            <text:p>21/11/2013 19:20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1-25T00:00:00" table:style-name="ce7">
            <text:p>25/11/2013</text:p>
          </table:table-cell>
          <table:table-cell table:style-name="ce6"/>
          <table:table-cell office:value-type="float" office:value="4" table:style-name="ce6">
            <text:p>4</text:p>
          </table:table-cell>
          <table:table-cell office:value-type="float" office:value="30" table:style-name="ce6">
            <text:p>30</text:p>
          </table:table-cell>
          <table:table-cell office:value-type="string" table:style-name="ce6">
            <text:p>10/10/2013 21:48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4" table:style-name="ce5">
            <text:p>7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ção da arquitetura proposta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01/11/2013 20:07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1:47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73" table:style-name="ce5">
            <text:p>7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leta dos dados de medição da sprint 1 e 2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Herbert Batista Nunes</text:p>
          </table:table-cell>
          <table:table-cell office:value-type="string" table:style-name="ce6">
            <text:p>08/11/2013 20:21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1:40 h</text:p>
          </table:table-cell>
          <table:table-cell table:number-columns-repeated="3" table:style-name="ce6"/>
          <table:table-cell office:value-type="string" table:style-name="ce6">
            <text:p>Rhaissa Nogueira Arant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2" table:style-name="ce5">
            <text:p>7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 projeto em maven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8/10/2013 09:03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7.5" table:style-name="ce6">
            <text:p>7,5</text:p>
          </table:table-cell>
          <table:table-cell office:value-type="float" office:value="7.5" table:style-name="ce6">
            <text:p>7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51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Natan Pimenta da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1" table:style-name="ce5">
            <text:p>7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Sona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8/10/2013 08:37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50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0" table:style-name="ce5">
            <text:p>7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Redmine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office:value-type="string" table:style-name="ce6">
            <text:p>18/10/2013 08:38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49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9" table:style-name="ce5">
            <text:p>6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Início do projeto detalhado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1/11/2013 13:19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24T00:00:00" table:style-name="ce7">
            <text:p>24/10/2013</text:p>
          </table:table-cell>
          <table:table-cell office:value-type="float" office:value="20" table:style-name="ce6">
            <text:p>2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20:49 h</text:p>
          </table:table-cell>
          <table:table-cell table:number-columns-repeated="2" table:style-name="ce6"/>
          <table:table-cell office:value-type="string" table:style-name="ce6">
            <text:p>Rúben Borges Ramo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8" table:style-name="ce5">
            <text:p>6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olíticas de conscientização de GCO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table:number-columns-repeated="2"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19:39 h</text:p>
          </table:table-cell>
          <table:table-cell table:number-columns-repeated="2" table:style-name="ce6"/>
          <table:table-cell office:value-type="string" table:style-name="ce6">
            <text:p>Gustavo Martins Teixeira Borges</text:p>
          </table:table-cell>
          <table:table-cell office:value-type="string" table:style-name="ce6">
            <text:p>Danillo Guimaraes de Oliv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7" table:style-name="ce5">
            <text:p>6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riação dos Diretórios de Artefatos do RELPREV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10/10/2013 20:26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19:2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6" table:style-name="ce5">
            <text:p>6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Atividades da Sprint 3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27/10/2013 11:54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10/10/2013 19:25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5" table:style-name="ce5">
            <text:p>6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<text:s/>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7/10/2013 11:58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4" table:style-name="ce5">
            <text:p>6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4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2/11/2013 09:55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43" table:style-name="ce6">
            <text:p>43</text:p>
          </table:table-cell>
          <table:table-cell office:value-type="float" office:value="0" table:style-name="ce6">
            <text:p>0</text:p>
          </table:table-cell>
          <table:table-cell office:value-type="float" office:value="61" table:style-name="ce6">
            <text:p>61</text:p>
          </table:table-cell>
          <table:table-cell office:value-type="string" table:style-name="ce6">
            <text:p>08/10/2013 20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3" table:style-name="ce5">
            <text:p>6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alidação da Sprint 1 e 2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21/10/2013 10:08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47 h</text:p>
          </table:table-cell>
          <table:table-cell table:number-columns-repeated="2" table:style-name="ce6"/>
          <table:table-cell office:value-type="string" table:style-name="ce6">
            <text:p>Augusto <text:s/>Cesar Fernandes Borges</text:p>
          </table:table-cell>
          <table:table-cell office:value-type="string" table:style-name="ce6">
            <text:p>Gabriel de Oliveira Moreir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2" table:style-name="ce5">
            <text:p>6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ção da Sprint 1 e 2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12/11/2013 22:35 h</text:p>
          </table:table-cell>
          <table:table-cell table:number-columns-repeated="2" table:style-name="ce6"/>
          <table:table-cell office:value-type="date" office:date-value="2013-10-17T00:00:00" table:style-name="ce7">
            <text:p>17/10/2013</text:p>
          </table:table-cell>
          <table:table-cell office:value-type="date" office:date-value="2013-10-21T00:00:00" table:style-name="ce7">
            <text:p>21/10/201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46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1" table:style-name="ce5">
            <text:p>6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presentação da arquitetura preliminar propost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lo Guimarães Justino Lemes</text:p>
          </table:table-cell>
          <table:table-cell office:value-type="string" table:style-name="ce6">
            <text:p>18/10/2013 09:20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1T00:00:00" table:style-name="ce7">
            <text:p>11/10/2013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45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60" table:style-name="ce5">
            <text:p>6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rojeto Detalhad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1/11/2013 13:20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1" table:style-name="ce6">
            <text:p>1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08/10/2013 20:44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Rúben Borges Ramos</text:p>
          </table:table-cell>
          <table:table-cell table:number-columns-repeated="2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9" table:style-name="ce5">
            <text:p>5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o de decisões e Ações relacionados aos indicadore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16/11/2013 21:26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08/10/2013 20:43 h</text:p>
          </table:table-cell>
          <table:table-cell table:number-columns-repeated="2" table:style-name="ce6"/>
          <table:table-cell office:value-type="string" table:style-name="ce6">
            <text:p>Bruno Luz Martin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8" table:style-name="ce5">
            <text:p>5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Laudo de qualidade de produto e process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21/11/2013 20:11 h</text:p>
          </table:table-cell>
          <table:table-cell table:number-columns-repeated="2" table:style-name="ce6"/>
          <table:table-cell office:value-type="date" office:date-value="2013-11-11T00:00:00" table:style-name="ce7">
            <text:p>11/11/2013</text:p>
          </table:table-cell>
          <table:table-cell office:value-type="date" office:date-value="2013-11-14T00:00:00" table:style-name="ce7">
            <text:p>14/11/2013</text:p>
          </table:table-cell>
          <table:table-cell office:value-type="float" office:value="13" table:style-name="ce6">
            <text:p>13</text:p>
          </table:table-cell>
          <table:table-cell office:value-type="float" office:value="0" table:style-name="ce6">
            <text:p>0</text:p>
          </table:table-cell>
          <table:table-cell office:value-type="float" office:value="40" table:style-name="ce6">
            <text:p>40</text:p>
          </table:table-cell>
          <table:table-cell office:value-type="string" table:style-name="ce6">
            <text:p>08/10/2013 20:41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7" table:style-name="ce5">
            <text:p>5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ratamento de não conformidades da Sprint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1/2013 19:34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40 h</text:p>
          </table:table-cell>
          <table:table-cell table:number-columns-repeated="2" table:style-name="ce6"/>
          <table:table-cell office:value-type="string" table:style-name="ce6">
            <text:p>Benedito Cardoso dos Santos Neto</text:p>
          </table:table-cell>
          <table:table-cell office:value-type="string" table:style-name="ce6">
            <text:p>Fellipe Cesar <text:s/>Fernandes Pinheiro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6" table:style-name="ce5">
            <text:p>5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municação da linha bas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08/11/2013 19:45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39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5" table:style-name="ce5">
            <text:p>5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tatus da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18/10/2013 20:46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8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54" table:style-name="ce5">
            <text:p>5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uditoria de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23/10/2013 11:20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8/10/2013 20:38 h</text:p>
          </table:table-cell>
          <table:table-cell table:number-columns-repeated="2" table:style-name="ce6"/>
          <table:table-cell office:value-type="string" table:style-name="ce6">
            <text:p>Danillo Guimaraes de Oliveira</text:p>
          </table:table-cell>
          <table:table-cell office:value-type="string" table:style-name="ce6">
            <text:p>Gustavo Martins Teixeira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53" table:style-name="ce5">
            <text:p>5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companhameto dos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2/11/2013 16:22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4" table:style-name="ce6">
            <text:p>4</text:p>
          </table:table-cell>
          <table:table-cell office:value-type="float" office:value="12" table:style-name="ce6">
            <text:p>12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7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52" table:style-name="ce5">
            <text:p>5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Comprometimento da Equip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8/10/2013 16:47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5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51" table:style-name="ce5">
            <text:p>5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astreabilidade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4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50" table:style-name="ce5">
            <text:p>5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Configuraçã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rotótip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rtur Pascualote <text:s/>Santos</text:p>
          </table:table-cell>
          <table:table-cell office:value-type="string" table:style-name="ce6">
            <text:p>21/11/2013 21:05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18" table:style-name="ce6">
            <text:p>18</text:p>
          </table:table-cell>
          <table:table-cell office:value-type="float" office:value="26" table:style-name="ce6">
            <text:p>26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9" table:style-name="ce5">
            <text:p>4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pecificação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14/11/2013 11:49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70" table:style-name="ce6">
            <text:p>70</text:p>
          </table:table-cell>
          <table:table-cell office:value-type="float" office:value="26" table:style-name="ce6">
            <text:p>26</text:p>
          </table:table-cell>
          <table:table-cell office:value-type="float" office:value="90" table:style-name="ce6">
            <text:p>90</text:p>
          </table:table-cell>
          <table:table-cell office:value-type="string" table:style-name="ce6">
            <text:p>08/10/2013 20:32 h</text:p>
          </table:table-cell>
          <table:table-cell table:number-columns-repeated="2" table:style-name="ce6"/>
          <table:table-cell office:value-type="string" table:style-name="ce6">
            <text:p>Ulysses <text:s/>Alexandre Alves</text:p>
          </table:table-cell>
          <table:table-cell office:value-type="string" table:style-name="ce6">
            <text:p>Raul Barc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8" table:style-name="ce5">
            <text:p>4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ocumento de Vis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Vinicius Dantas Coutinho</text:p>
          </table:table-cell>
          <table:table-cell office:value-type="string" table:style-name="ce6">
            <text:p>08/11/2013 20:01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60" table:style-name="ce6">
            <text:p>60</text:p>
          </table:table-cell>
          <table:table-cell office:value-type="float" office:value="50" table:style-name="ce6">
            <text:p>5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1 h</text:p>
          </table:table-cell>
          <table:table-cell table:number-columns-repeated="2" table:style-name="ce6"/>
          <table:table-cell office:value-type="string" table:style-name="ce6">
            <text:p>Ulysses <text:s/>Alexandre Alves</text:p>
          </table:table-cell>
          <table:table-cell office:value-type="string" table:style-name="ce6">
            <text:p>Raul Barc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47" table:style-name="ce5">
            <text:p>4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Mudanção de Requisit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15/10/2013 19:04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30 h</text:p>
          </table:table-cell>
          <table:table-cell table:number-columns-repeated="2" table:style-name="ce6"/>
          <table:table-cell office:value-type="string" table:style-name="ce6">
            <text:p>Arthur Mel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6" table:style-name="ce5">
            <text:p>4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Análise de Viabilidade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29/10/2013 09:02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50" table:style-name="ce6">
            <text:p>50</text:p>
          </table:table-cell>
          <table:table-cell office:value-type="string" table:style-name="ce6">
            <text:p>08/10/2013 20:27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5" table:style-name="ce5">
            <text:p>4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o Escop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56 h</text:p>
          </table:table-cell>
          <table:table-cell table:number-columns-repeated="2" table:style-name="ce6"/>
          <table:table-cell office:value-type="date" office:date-value="2013-10-11T00:00:00" table:style-name="ce7">
            <text:p>11/10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20:23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4" table:style-name="ce5">
            <text:p>4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Alta</text:p>
          </table:table-cell>
          <table:table-cell office:value-type="string" table:style-name="ce6">
            <text:p>Sprint 3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21/11/2013 21:0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1-30T00:00:00" table:style-name="ce7">
            <text:p>30/11/2013</text:p>
          </table:table-cell>
          <table:table-cell office:value-type="float" office:value="251" table:style-name="ce6">
            <text:p>251</text:p>
          </table:table-cell>
          <table:table-cell office:value-type="float" office:value="0" table:style-name="ce6">
            <text:p>0</text:p>
          </table:table-cell>
          <table:table-cell office:value-type="float" office:value="73" table:style-name="ce6">
            <text:p>73</text:p>
          </table:table-cell>
          <table:table-cell office:value-type="string" table:style-name="ce6">
            <text:p>08/10/2013 20:1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3" table:style-name="ce5">
            <text:p>4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118: Sprint 6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Verificar Documento de Requisitos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Ana Cláudia Santana Moreira</text:p>
          </table:table-cell>
          <table:table-cell office:value-type="string" table:style-name="ce6">
            <text:p>05/11/2013 11:38 h</text:p>
          </table:table-cell>
          <table:table-cell table:number-columns-repeated="2" table:style-name="ce6"/>
          <table:table-cell office:value-type="date" office:date-value="2013-10-08T00:00:00" table:style-name="ce7">
            <text:p>08/10/2013</text:p>
          </table:table-cell>
          <table:table-cell table:style-name="ce6"/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8/10/2013 13:2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39" table:style-name="ce5">
            <text:p>3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2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08/10/2013 20:20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04T00:00:00" table:style-name="ce7">
            <text:p>04/10/2013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6">
            <text:p>1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31 h</text:p>
          </table:table-cell>
          <table:table-cell table:number-columns-repeated="2" table:style-name="ce6"/>
          <table:table-cell office:value-type="string" table:style-name="ce6">
            <text:p>Gabriel Benicio Lopes Alves Damascen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8" table:style-name="ce5">
            <text:p>3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2</text:p>
          </table:table-cell>
          <table:table-cell office:value-type="string" table:style-name="ce6">
            <text:p>Lucas Carvalho Lima</text:p>
          </table:table-cell>
          <table:table-cell table:style-name="ce6"/>
          <table:table-cell office:value-type="string" table:style-name="ce6">
            <text:p>27/10/2013 11:57 h</text:p>
          </table:table-cell>
          <table:table-cell table:number-columns-repeated="2" table:style-name="ce6"/>
          <table:table-cell office:value-type="date" office:date-value="2013-10-10T00:00:00" table:style-name="ce7">
            <text:p>10/10/2013</text:p>
          </table:table-cell>
          <table:table-cell office:value-type="date" office:date-value="2013-10-10T00:00:00" table:style-name="ce7">
            <text:p>10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2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7" table:style-name="ce5">
            <text:p>3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2</text:p>
          </table:table-cell>
          <table:table-cell office:value-type="string" table:style-name="ce6">
            <text:p>Lucas Carvalho Lima</text:p>
          </table:table-cell>
          <table:table-cell table:style-name="ce6"/>
          <table:table-cell office:value-type="string" table:style-name="ce6">
            <text:p>21/11/2013 19:23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1T00:00:00" table:style-name="ce7">
            <text:p>11/10/2013</text:p>
          </table:table-cell>
          <table:table-cell office:value-type="float" office:value="11" table:style-name="ce6">
            <text:p>11</text:p>
          </table:table-cell>
          <table:table-cell office:value-type="float" office:value="0" table:style-name="ce6">
            <text:p>0</text:p>
          </table:table-cell>
          <table:table-cell office:value-type="float" office:value="89" table:style-name="ce6">
            <text:p>89</text:p>
          </table:table-cell>
          <table:table-cell office:value-type="string" table:style-name="ce6">
            <text:p>04/10/2013 20:2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6" table:style-name="ce5">
            <text:p>3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Maven<text:s/>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Rogério Tristao Junior</text:p>
          </table:table-cell>
          <table:table-cell office:value-type="string" table:style-name="ce6">
            <text:p>10/10/2013 20:45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2" table:style-name="ce6">
            <text:p>2</text:p>
          </table:table-cell>
          <table:table-cell office:value-type="float" office:value="5.5" table:style-name="ce6">
            <text:p>5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24 h</text:p>
          </table:table-cell>
          <table:table-cell table:number-columns-repeated="2" table:style-name="ce6"/>
          <table:table-cell office:value-type="string" table:style-name="ce6">
            <text:p>Natan Pimenta da Silva</text:p>
          </table:table-cell>
          <table:table-cell office:value-type="string" table:style-name="ce6">
            <text:p>Muryllo Tiraza Santo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5" table:style-name="ce5">
            <text:p>3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utorial SVN</text:p>
          </table:table-cell>
          <table:table-cell office:value-type="string" table:style-name="ce6">
            <text:p>Lucas Carvalho Lima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12/10/2013 02:47 h</text:p>
          </table:table-cell>
          <table:table-cell table:number-columns-repeated="2" table:style-name="ce6"/>
          <table:table-cell office:value-type="date" office:date-value="2013-10-04T00:00:00" table:style-name="ce7">
            <text:p>04/10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20:22 h</text:p>
          </table:table-cell>
          <table:table-cell table:number-columns-repeated="2" table:style-name="ce6"/>
          <table:table-cell office:value-type="string" table:style-name="ce6">
            <text:p>Rogério Tristao Junior</text:p>
          </table:table-cell>
          <table:table-cell office:value-type="string" table:style-name="ce6">
            <text:p>Muryllo Tiraza Santos</text:p>
          </table:table-cell>
          <table:table-cell table:style-name="ce6"/>
          <table:table-cell office:value-type="float" office:value="95" table:style-name="ce6">
            <text:p>95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4" table:style-name="ce5">
            <text:p>3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Sprint</text:p>
          </table:table-cell>
          <table:table-cell table:style-name="ce6"/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Sprint 1</text:p>
          </table:table-cell>
          <table:table-cell office:value-type="string" table:style-name="ce6">
            <text:p>Gabriel Benicio Lopes Alves Damasceno</text:p>
          </table:table-cell>
          <table:table-cell table:style-name="ce6"/>
          <table:table-cell office:value-type="string" table:style-name="ce6">
            <text:p>18/11/2013 11:18 h</text:p>
          </table:table-cell>
          <table:table-cell table:number-columns-repeated="2" table:style-name="ce6"/>
          <table:table-cell office:value-type="date" office:date-value="2013-09-26T00:00:00" table:style-name="ce7">
            <text:p>26/09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38" table:style-name="ce6">
            <text:p>38</text:p>
          </table:table-cell>
          <table:table-cell office:value-type="float" office:value="0" table:style-name="ce6">
            <text:p>0</text:p>
          </table:table-cell>
          <table:table-cell office:value-type="float" office:value="84" table:style-name="ce6">
            <text:p>84</text:p>
          </table:table-cell>
          <table:table-cell office:value-type="string" table:style-name="ce6">
            <text:p>04/10/2013 19:1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3" table:style-name="ce5">
            <text:p>3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Arquitetur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álisson Bruno Vitor</text:p>
          </table:table-cell>
          <table:table-cell office:value-type="string" table:style-name="ce6">
            <text:p>18/10/2013 09:1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0T00:00:00" table:style-name="ce7">
            <text:p>10/10/2013</text:p>
          </table:table-cell>
          <table:table-cell table:style-name="ce6"/>
          <table:table-cell office:value-type="float" office:value="32" table:style-name="ce6">
            <text:p>3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11 h</text:p>
          </table:table-cell>
          <table:table-cell table:number-columns-repeated="2" table:style-name="ce6"/>
          <table:table-cell office:value-type="string" table:style-name="ce6">
            <text:p>Ciro Anacleto Dias Junior</text:p>
          </table:table-cell>
          <table:table-cell office:value-type="string" table:style-name="ce6">
            <text:p>Raul Barca</text:p>
          </table:table-cell>
          <table:table-cell table:style-name="ce6"/>
          <table:table-cell office:value-type="float" office:value="77" table:style-name="ce6">
            <text:p>77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32" table:style-name="ce5">
            <text:p>3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tudar tecnologias JAVASCRIPT, HTML, CSS e SVN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llo Pinheiro Neto</text:p>
          </table:table-cell>
          <table:table-cell office:value-type="string" table:style-name="ce6">
            <text:p>07/11/2013 19:2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0T00:00:00" table:style-name="ce7">
            <text:p>10/10/2013</text:p>
          </table:table-cell>
          <table:table-cell office:value-type="float" office:value="10" table:style-name="ce6">
            <text:p>10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9 h</text:p>
          </table:table-cell>
          <table:table-cell table:number-columns-repeated="2" table:style-name="ce6"/>
          <table:table-cell office:value-type="string" table:style-name="ce6">
            <text:p>Vinicius Dantas Coutinho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1" table:style-name="ce5">
            <text:p>3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Desenvolviment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studar tecnologias JAVA e SVN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Natan Pimenta da Silva</text:p>
          </table:table-cell>
          <table:table-cell office:value-type="string" table:style-name="ce6">
            <text:p>18/10/2013 23:52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30" table:style-name="ce5">
            <text:p>3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Verificação/Validaçã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Homolog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11:18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7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Augusto <text:s/>Cesar Fernandes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9" table:style-name="ce5">
            <text:p>2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Atividades de Inspeção de Valid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04/11/2013 10:3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6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table:number-columns-repeated="2" table:style-name="ce6"/>
          <table:table-cell office:value-type="float" office:value="232" table:style-name="ce6">
            <text:p>232</text:p>
          </table:table-cell>
          <table:table-cell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8" table:style-name="ce5">
            <text:p>2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o de Valid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afael Braga</text:p>
          </table:table-cell>
          <table:table-cell office:value-type="string" table:style-name="ce6">
            <text:p>18/11/2013 11:07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5 h</text:p>
          </table:table-cell>
          <table:table-cell table:number-columns-repeated="2" table:style-name="ce6"/>
          <table:table-cell office:value-type="string" table:style-name="ce6">
            <text:p>Gabriel de Oliveira Moreira</text:p>
          </table:table-cell>
          <table:table-cell office:value-type="string" table:style-name="ce6">
            <text:p>Augusto <text:s/>Cesar Fernandes Borg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7" table:style-name="ce5">
            <text:p>2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Testes Unitários e Integra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7/10/2013 19:4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2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6" table:style-name="ce5">
            <text:p>2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Registro de Atividades de Inspeção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7/10/2013 19:3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1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5" table:style-name="ce5">
            <text:p>2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o de verific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Thais Cardoso Moura de Souza</text:p>
          </table:table-cell>
          <table:table-cell office:value-type="string" table:style-name="ce6">
            <text:p>07/10/2013 19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4T00:00:00" table:style-name="ce7">
            <text:p>04/10/2013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4/10/2013 00:00 h</text:p>
          </table:table-cell>
          <table:table-cell table:number-columns-repeated="2" table:style-name="ce6"/>
          <table:table-cell office:value-type="string" table:style-name="ce6">
            <text:p>Ana Cláudia Santana Moreir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4" table:style-name="ce5">
            <text:p>2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Especificação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4/10/2013 19:5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9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3" table:style-name="ce5">
            <text:p>2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Documento de Vis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4/10/2013 19:5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8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2" table:style-name="ce5">
            <text:p>2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r Engenharia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Cláudio Cavalcante Tonhá</text:p>
          </table:table-cell>
          <table:table-cell office:value-type="string" table:style-name="ce6">
            <text:p>08/10/2013 20:17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8 h</text:p>
          </table:table-cell>
          <table:table-cell table:number-columns-repeated="2" table:style-name="ce6"/>
          <table:table-cell office:value-type="string" table:style-name="ce6">
            <text:p>Artur Pascualote <text:s/>Santos</text:p>
          </table:table-cell>
          <table:table-cell office:value-type="string" table:style-name="ce6">
            <text:p>Ulysses <text:s/>Alexandre Alves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1" table:style-name="ce5">
            <text:p>2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Templates de Medi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Herbert Batista Nunes</text:p>
          </table:table-cell>
          <table:table-cell office:value-type="string" table:style-name="ce6">
            <text:p>11/10/2013 20:2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8" table:style-name="ce6">
            <text:p>8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6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20" table:style-name="ce5">
            <text:p>2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138: Sprint 7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mento das Medições das Sprint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Bruno Luz Martins</text:p>
          </table:table-cell>
          <table:table-cell office:value-type="string" table:style-name="ce6">
            <text:p>13/11/2013 15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5" table:style-name="ce6">
            <text:p>5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6 h</text:p>
          </table:table-cell>
          <table:table-cell table:number-columns-repeated="2" table:style-name="ce6"/>
          <table:table-cell office:value-type="string" table:style-name="ce6">
            <text:p>Rhaissa Nogueira Arante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9" table:style-name="ce5">
            <text:p>1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o de Medi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Rhaissa Nogueira Arantes</text:p>
          </table:table-cell>
          <table:table-cell office:value-type="string" table:style-name="ce6">
            <text:p>14/10/2013 13:3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14" table:style-name="ce6">
            <text:p>14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5 h</text:p>
          </table:table-cell>
          <table:table-cell table:number-columns-repeated="2" table:style-name="ce6"/>
          <table:table-cell office:value-type="string" table:style-name="ce6">
            <text:p>Herbert Batista Nunes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8" table:style-name="ce5">
            <text:p>1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Abert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Métricas de Qualidade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08/10/2013 20:1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54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7" table:style-name="ce5">
            <text:p>1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tratamento de não conformidade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Andressa <text:s/>Guimaraes</text:p>
          </table:table-cell>
          <table:table-cell office:value-type="string" table:style-name="ce6">
            <text:p>07/11/2013 19:52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3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6" table:style-name="ce5">
            <text:p>1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Template de laudo de qualidade de produto e process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Benedito Cardoso dos Santos Neto</text:p>
          </table:table-cell>
          <table:table-cell office:value-type="string" table:style-name="ce6">
            <text:p>08/10/2013 22:53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6">
            <text:p>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2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5" table:style-name="ce5">
            <text:p>1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Qualidade do Proje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Jonathan da Silva Pereira</text:p>
          </table:table-cell>
          <table:table-cell office:value-type="string" table:style-name="ce6">
            <text:p>31/10/2013 12:18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8" table:style-name="ce6">
            <text:p>8</text:p>
          </table:table-cell>
          <table:table-cell office:value-type="float" office:value="60" table:style-name="ce6">
            <text:p>60</text:p>
          </table:table-cell>
          <table:table-cell office:value-type="string" table:style-name="ce6">
            <text:p>03/10/2013 23:51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4" table:style-name="ce5">
            <text:p>1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r Auditorias de GC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07/11/2013 19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50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3" table:style-name="ce5">
            <text:p>1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44: Sprint 3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Template de Tratamento de mudanças em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18/10/2013 20:1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17T00:00:00" table:style-name="ce7">
            <text:p>17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9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2" table:style-name="ce5">
            <text:p>1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Gerência de Configur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Daniella <text:s/>de Oliveira Costa</text:p>
          </table:table-cell>
          <table:table-cell office:value-type="string" table:style-name="ce6">
            <text:p>07/11/2013 19:24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8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1" table:style-name="ce5">
            <text:p>11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Planejar Reunião de Requisitos<text:s/>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Emerson José Porfírio</text:p>
          </table:table-cell>
          <table:table-cell office:value-type="string" table:style-name="ce6">
            <text:p>08/10/2013 21:0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7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table:number-columns-repeated="4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10" table:style-name="ce5">
            <text:p>10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7: Sprint 2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gistro de Comprometiment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style-name="ce6">
            <text:p>03/10/2013 23:46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9" table:style-name="ce5">
            <text:p>9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Comunicação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4/10/2013 02:47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2" table:style-name="ce6">
            <text:p>2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5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8" table:style-name="ce5">
            <text:p>8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ões de RH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7/10/2013 16:59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1.5" table:style-name="ce6">
            <text:p>1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4 h</text:p>
          </table:table-cell>
          <table:table-cell table:number-columns-repeated="2" table:style-name="ce6"/>
          <table:table-cell office:value-type="string" table:style-name="ce6">
            <text:p>Lucas Carvalho Lima</text:p>
          </table:table-cell>
          <table:table-cell office:value-type="string" table:style-name="ce6">
            <text:p>Antônio Carlos de Freitas Silv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7" table:style-name="ce5">
            <text:p>7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Plano de Riscos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56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41 h</text:p>
          </table:table-cell>
          <table:table-cell table:number-columns-repeated="2" table:style-name="ce6"/>
          <table:table-cell office:value-type="string" table:style-name="ce6">
            <text:p>Emerson José Porfírio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6" table:style-name="ce5">
            <text:p>6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Em andamento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r Cronograma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4/10/2013 20:01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03/10/2013 23:40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5" table:style-name="ce5">
            <text:p>5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 EAP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11/11/2013 10:55 h</text:p>
          </table:table-cell>
          <table:table-cell table:number-columns-repeated="2" table:style-name="ce6"/>
          <table:table-cell office:value-type="date" office:date-value="2013-09-27T00:00:00" table:style-name="ce7">
            <text:p>27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39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4" table:style-name="ce5">
            <text:p>4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Definição das Equipes da Sprint 1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9/10/2013 13:42 h</text:p>
          </table:table-cell>
          <table:table-cell table:number-columns-repeated="2" table:style-name="ce6"/>
          <table:table-cell office:value-type="date" office:date-value="2013-09-30T00:00:00" table:style-name="ce7">
            <text:p>30/09/2013</text:p>
          </table:table-cell>
          <table:table-cell office:value-type="date" office:date-value="2013-09-30T00:00:00" table:style-name="ce7">
            <text:p>30/09/2013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37 h</text:p>
          </table:table-cell>
          <table:table-cell table:number-columns-repeated="2" table:style-name="ce6"/>
          <table:table-cell office:value-type="string" table:style-name="ce6">
            <text:p>Antônio Carlos de Freitas Silva</text:p>
          </table:table-cell>
          <table:table-cell office:value-type="string" table:style-name="ce6">
            <text:p>Lucas Carvalho Lima</text:p>
          </table:table-cell>
          <table:table-cell table:number-columns-repeated="3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3" table:style-name="ce5">
            <text:p>3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Análise/Estudo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Elaborar o Plano de Projetos.</text:p>
          </table:table-cell>
          <table:table-cell office:value-type="string" table:style-name="ce6">
            <text:p>Antônio Carlos de Freitas Silva</text:p>
          </table:table-cell>
          <table:table-cell office:value-type="string" table:style-name="ce6">
            <text:p>Gabriel Benicio Lopes Alves Damasceno</text:p>
          </table:table-cell>
          <table:table-cell office:value-type="string" table:style-name="ce6">
            <text:p>07/11/2013 21:56 h</text:p>
          </table:table-cell>
          <table:table-cell table:number-columns-repeated="2" table:style-name="ce6"/>
          <table:table-cell office:value-type="date" office:date-value="2013-09-26T00:00:00" table:style-name="ce7">
            <text:p>26/09/2013</text:p>
          </table:table-cell>
          <table:table-cell office:value-type="date" office:date-value="2013-10-03T00:00:00" table:style-name="ce7">
            <text:p>03/10/2013</text:p>
          </table:table-cell>
          <table:table-cell table:style-name="ce6"/>
          <table:table-cell office:value-type="float" office:value="0" table:style-name="ce6">
            <text:p>0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3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3" table:visibility="filter">
          <table:table-cell office:value-type="float" office:value="2" table:style-name="ce5">
            <text:p>2</text:p>
          </table:table-cell>
          <table:table-cell office:value-type="string" table:style-name="ce6">
            <text:p>relprev-022013</text:p>
          </table:table-cell>
          <table:table-cell office:value-type="string" table:style-name="ce6">
            <text:p>História</text:p>
          </table:table-cell>
          <table:table-cell office:value-type="string" table:style-name="ce6">
            <text:p>Sprint #34: Sprint 1</text:p>
          </table:table-cell>
          <table:table-cell office:value-type="string" table:style-name="ce6">
            <text:p>Concluida</text:p>
          </table:table-cell>
          <table:table-cell office:value-type="string" table:style-name="ce6">
            <text:p>Normal</text:p>
          </table:table-cell>
          <table:table-cell office:value-type="string" table:style-name="ce6">
            <text:p>Relatório Individual - Sprint 1</text:p>
          </table:table-cell>
          <table:table-cell office:value-type="string" table:style-name="ce6">
            <text:p>Antônio Carlos de Freitas Silva</text:p>
          </table:table-cell>
          <table:table-cell table:style-name="ce6"/>
          <table:table-cell office:value-type="string" table:style-name="ce6">
            <text:p>10/10/2013 20:28 h</text:p>
          </table:table-cell>
          <table:table-cell table:number-columns-repeated="2" table:style-name="ce6"/>
          <table:table-cell office:value-type="date" office:date-value="2013-10-03T00:00:00" table:style-name="ce7">
            <text:p>03/10/2013</text:p>
          </table:table-cell>
          <table:table-cell office:value-type="date" office:date-value="2013-10-04T00:00:00" table:style-name="ce7">
            <text:p>04/10/2013</text:p>
          </table:table-cell>
          <table:table-cell table:style-name="ce6"/>
          <table:table-cell office:value-type="float" office:value="0.5" table:style-name="ce6">
            <text:p>0,5</text:p>
          </table:table-cell>
          <table:table-cell office:value-type="float" office:value="100" table:style-name="ce6">
            <text:p>100</text:p>
          </table:table-cell>
          <table:table-cell office:value-type="string" table:style-name="ce6">
            <text:p>03/10/2013 23:25 h</text:p>
          </table:table-cell>
          <table:table-cell table:number-columns-repeated="7" table:style-name="ce6"/>
          <table:table-cell office:value-type="string" table:style-name="ce8">
            <text:p>false</text:p>
          </table:table-cell>
          <table:table-cell table:number-columns-repeated="16358"/>
        </table:table-row>
        <table:table-row table:style-name="ro2" table:visibility="filter">
          <table:table-cell office:value-type="float" office:value="1" table:style-name="ce9">
            <text:p>1</text:p>
          </table:table-cell>
          <table:table-cell office:value-type="string" table:style-name="ce10">
            <text:p>relprev-022013</text:p>
          </table:table-cell>
          <table:table-cell office:value-type="string" table:style-name="ce10">
            <text:p>Análise/Estudo</text:p>
          </table:table-cell>
          <table:table-cell office:value-type="string" table:style-name="ce10">
            <text:p>Sprint #34: Sprint 1</text:p>
          </table:table-cell>
          <table:table-cell office:value-type="string" table:style-name="ce10">
            <text:p>Concluida</text:p>
          </table:table-cell>
          <table:table-cell office:value-type="string" table:style-name="ce10">
            <text:p>Normal</text:p>
          </table:table-cell>
          <table:table-cell office:value-type="string" table:style-name="ce10">
            <text:p>Definição e ajustes no macro fluxo do Processo</text:p>
          </table:table-cell>
          <table:table-cell office:value-type="string" table:style-name="ce10">
            <text:p>Antônio Carlos de Freitas Silva</text:p>
          </table:table-cell>
          <table:table-cell office:value-type="string" table:style-name="ce10">
            <text:p>Antônio Carlos de Freitas Silva</text:p>
          </table:table-cell>
          <table:table-cell office:value-type="string" table:style-name="ce10">
            <text:p>08/10/2013 20:21 h</text:p>
          </table:table-cell>
          <table:table-cell table:number-columns-repeated="2" table:style-name="ce10"/>
          <table:table-cell office:value-type="date" office:date-value="2013-09-27T00:00:00" table:style-name="ce11">
            <text:p>27/09/2013</text:p>
          </table:table-cell>
          <table:table-cell office:value-type="date" office:date-value="2013-10-03T00:00:00" table:style-name="ce11">
            <text:p>03/10/2013</text:p>
          </table:table-cell>
          <table:table-cell table:style-name="ce10"/>
          <table:table-cell office:value-type="float" office:value="5" table:style-name="ce10">
            <text:p>5</text:p>
          </table:table-cell>
          <table:table-cell office:value-type="float" office:value="100" table:style-name="ce10">
            <text:p>100</text:p>
          </table:table-cell>
          <table:table-cell office:value-type="string" table:style-name="ce10">
            <text:p>03/10/2013 23:21 h</text:p>
          </table:table-cell>
          <table:table-cell table:number-columns-repeated="7" table:style-name="ce10"/>
          <table:table-cell office:value-type="string" table:style-name="ce12">
            <text:p>false</text:p>
          </table:table-cell>
          <table:table-cell table:number-columns-repeated="16358"/>
        </table:table-row>
        <table:table-row table:number-rows-repeated="1048284" table:style-name="ro1">
          <table:table-cell table:number-columns-repeated="16384"/>
        </table:table-row>
      </table:table>
      <table:database-ranges>
        <table:database-range table:target-range-address="Acompanhemento.A1:Acompanhemento.Z292" table:display-filter-buttons="true">
          <table:filter>
            <table:filter-condition table:field-number="1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_50_0_37__32_-_32__202_nfase1" style:display-name="20% - Ênfase1" style:family="table-cell" style:data-style-name="N0">
      <style:table-cell-properties fo:background-color="#DBE5F1"/>
    </style:style>
    <style:style style:name="_50_0_37__32_-_32__202_nfase2" style:display-name="20% - Ênfase2" style:family="table-cell" style:data-style-name="N0">
      <style:table-cell-properties fo:background-color="#F2DDDC"/>
    </style:style>
    <style:style style:name="_50_0_37__32_-_32__202_nfase3" style:display-name="20% - Ênfase3" style:family="table-cell" style:data-style-name="N0">
      <style:table-cell-properties fo:background-color="#EAF1DD"/>
    </style:style>
    <style:style style:name="_50_0_37__32_-_32__202_nfase4" style:display-name="20% - Ênfase4" style:family="table-cell" style:data-style-name="N0">
      <style:table-cell-properties fo:background-color="#E5E0EC"/>
    </style:style>
    <style:style style:name="_50_0_37__32_-_32__202_nfase5" style:display-name="20% - Ênfase5" style:family="table-cell" style:data-style-name="N0">
      <style:table-cell-properties fo:background-color="#DBEEF3"/>
    </style:style>
    <style:style style:name="_50_0_37__32_-_32__202_nfase6" style:display-name="20% - Ênfase6" style:family="table-cell" style:data-style-name="N0">
      <style:table-cell-properties fo:background-color="#FDE9D9"/>
    </style:style>
    <style:style style:name="_52_0_37__32_-_32__202_nfase1" style:display-name="40% - Ênfase1" style:family="table-cell" style:data-style-name="N0">
      <style:table-cell-properties fo:background-color="#B8CCE4"/>
    </style:style>
    <style:style style:name="_52_0_37__32_-_32__202_nfase2" style:display-name="40% - Ênfase2" style:family="table-cell" style:data-style-name="N0">
      <style:table-cell-properties fo:background-color="#E6B9B8"/>
    </style:style>
    <style:style style:name="_52_0_37__32_-_32__202_nfase3" style:display-name="40% - Ênfase3" style:family="table-cell" style:data-style-name="N0">
      <style:table-cell-properties fo:background-color="#D7E4BC"/>
    </style:style>
    <style:style style:name="_52_0_37__32_-_32__202_nfase4" style:display-name="40% - Ênfase4" style:family="table-cell" style:data-style-name="N0">
      <style:table-cell-properties fo:background-color="#CCC0DA"/>
    </style:style>
    <style:style style:name="_52_0_37__32_-_32__202_nfase5" style:display-name="40% - Ênfase5" style:family="table-cell" style:data-style-name="N0">
      <style:table-cell-properties fo:background-color="#B6DDE8"/>
    </style:style>
    <style:style style:name="_52_0_37__32_-_32__202_nfase6" style:display-name="40% - Ênfase6" style:family="table-cell" style:data-style-name="N0">
      <style:table-cell-properties fo:background-color="#FCD5B4"/>
    </style:style>
    <style:style style:name="_54_0_37__32_-_32__202_nfase1" style:display-name="60% - Ênfase1" style:family="table-cell" style:data-style-name="N0">
      <style:table-cell-properties fo:background-color="#95B3D7"/>
      <style:text-properties fo:color="#FFFFFF"/>
    </style:style>
    <style:style style:name="_54_0_37__32_-_32__202_nfase2" style:display-name="60% - Ênfase2" style:family="table-cell" style:data-style-name="N0">
      <style:table-cell-properties fo:background-color="#D99795"/>
      <style:text-properties fo:color="#FFFFFF"/>
    </style:style>
    <style:style style:name="_54_0_37__32_-_32__202_nfase3" style:display-name="60% - Ênfase3" style:family="table-cell" style:data-style-name="N0">
      <style:table-cell-properties fo:background-color="#C2D69A"/>
      <style:text-properties fo:color="#FFFFFF"/>
    </style:style>
    <style:style style:name="_54_0_37__32_-_32__202_nfase4" style:display-name="60% - Ênfase4" style:family="table-cell" style:data-style-name="N0">
      <style:table-cell-properties fo:background-color="#B2A1C7"/>
      <style:text-properties fo:color="#FFFFFF"/>
    </style:style>
    <style:style style:name="_54_0_37__32_-_32__202_nfase5" style:display-name="60% - Ênfase5" style:family="table-cell" style:data-style-name="N0">
      <style:table-cell-properties fo:background-color="#93CDDD"/>
      <style:text-properties fo:color="#FFFFFF"/>
    </style:style>
    <style:style style:name="_54_0_37__32_-_32__202_nfase6" style:display-name="60% - Ênfase6" style:family="table-cell" style:data-style-name="N0">
      <style:table-cell-properties fo:background-color="#FAC090"/>
      <style:text-properties fo:color="#FFFFFF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4F81BD"/>
      <style:text-properties fo:color="#FFFFFF"/>
    </style:style>
    <style:style style:name="_202_nfase2" style:display-name="Ênfase2" style:family="table-cell" style:data-style-name="N0">
      <style:table-cell-properties fo:background-color="#C0504D"/>
      <style:text-properties fo:color="#FFFFFF"/>
    </style:style>
    <style:style style:name="_202_nfase3" style:display-name="Ênfase3" style:family="table-cell" style:data-style-name="N0">
      <style:table-cell-properties fo:background-color="#9BBB59"/>
      <style:text-properties fo:color="#FFFFFF"/>
    </style:style>
    <style:style style:name="_202_nfase4" style:display-name="Ênfase4" style:family="table-cell" style:data-style-name="N0">
      <style:table-cell-properties fo:background-color="#8064A2"/>
      <style:text-properties fo:color="#FFFFFF"/>
    </style:style>
    <style:style style:name="_202_nfase5" style:display-name="Ênfase5" style:family="table-cell" style:data-style-name="N0">
      <style:table-cell-properties fo:background-color="#4BACC6"/>
      <style:text-properties fo:color="#FFFFFF"/>
    </style:style>
    <style:style style:name="_202_nfase6" style:display-name="Ênfase6" style:family="table-cell" style:data-style-name="N0">
      <style:table-cell-properties fo:background-color="#F79646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Incorreto" style:family="table-cell" style:data-style-name="N0">
      <style:table-cell-properties fo:background-color="#FFC7CE"/>
      <style:text-properties fo:color="#9C0006"/>
    </style:style>
    <style:style style:name="Neutra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A8C0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1F497D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Rhaissa Nogueira</meta:initial-creator>
    <dc:creator>Rhaissa Nogueira</dc:creator>
    <meta:creation-date>2013-11-26T01:18:04Z</meta:creation-date>
    <dc:date>2013-11-28T15:54:00Z</dc:date>
  </office:meta>
</office:document-meta>
</file>